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style:font-name="DejaVu Sans" fo:font-weight="normal" style:font-weight-asian="normal" style:font-weight-complex="normal"/>
    </style:style>
    <style:style style:name="P2" style:family="paragraph" style:parent-style-name="Standard">
      <style:paragraph-properties fo:text-align="justify" style:justify-single-word="false" fo:background-color="transparent">
        <style:background-image/>
      </style:paragraph-properties>
      <style:text-properties style:font-name="DejaVu Sans" fo:font-weight="normal" style:font-weight-asian="normal" style:font-weight-complex="normal"/>
    </style:style>
    <style:style style:name="P3"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style:font-weight-asian="normal" style:font-weight-complex="normal"/>
    </style:style>
    <style:style style:name="P4" style:family="paragraph" style:parent-style-name="Standard">
      <style:paragraph-properties fo:text-align="justify" style:justify-single-word="false" fo:background-color="transparent" style:writing-mode="lr-tb">
        <style:background-image/>
      </style:paragraph-properties>
      <style:text-properties style:use-window-font-color="true" style:font-name="DejaVu Sans" fo:font-size="10pt" fo:font-weight="normal" fo:background-color="#e8f2fe" style:font-size-asian="10pt" style:font-weight-asian="normal" style:font-weight-complex="normal"/>
    </style:style>
    <style:style style:name="P5" style:family="paragraph" style:parent-style-name="Standard">
      <style:paragraph-properties fo:text-align="start" style:justify-single-word="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6" style:family="paragraph" style:parent-style-name="Standard">
      <style:text-properties style:font-name="DejaVu Sans"/>
    </style:style>
    <style:style style:name="P7" style:family="paragraph" style:parent-style-name="Standard">
      <style:text-properties style:font-name="DejaVu Sans" fo:font-weight="normal" style:font-weight-asian="normal" style:font-weight-complex="normal"/>
    </style:style>
    <style:style style:name="P8" style:family="paragraph" style:parent-style-name="Standard">
      <style:paragraph-properties fo:text-align="justify" style:justify-single-word="false"/>
      <style:text-properties style:font-name="DejaVu Sans" fo:font-weight="normal" style:font-weight-asian="normal" style:font-weight-complex="normal"/>
    </style:style>
    <style:style style:name="P9" style:family="paragraph" style:parent-style-name="Standard">
      <style:paragraph-properties fo:text-align="justify" style:justify-single-word="false"/>
      <style:text-properties style:font-name="DejaVu Sans"/>
    </style:style>
    <style:style style:name="P10" style:family="paragraph" style:parent-style-name="Standard">
      <style:paragraph-properties fo:text-align="start" style:justify-single-word="false"/>
    </style:style>
    <style:style style:name="P11" style:family="paragraph" style:parent-style-name="Standard">
      <style:paragraph-properties fo:margin-left="0in" fo:margin-right="0in" fo:text-align="start" style:justify-single-word="false" fo:text-indent="0in" style:auto-text-indent="false"/>
      <style:text-properties fo:color="#008080" style:font-name="DejaVu Sans" fo:font-size="10pt" style:font-size-asian="10pt"/>
    </style:style>
    <style:style style:name="P12"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font-weight="normal" fo:background-color="#e8f2fe" style:font-size-asian="10pt" style:font-style-asian="italic" style:font-weight-asian="normal"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background-color="#e8f2fe" style:font-size-asian="10pt" style:font-style-asian="italic"/>
    </style:style>
    <style:style style:name="P14" style:family="paragraph" style:parent-style-name="Standard">
      <style:paragraph-properties fo:margin-left="0in" fo:margin-right="0in" fo:text-align="start" style:justify-single-word="false" fo:text-indent="0in" style:auto-text-indent="false"/>
      <style:text-properties style:use-window-font-color="true" style:font-name="DejaVu Sans"/>
    </style:style>
    <style:style style:name="P15" style:family="paragraph" style:parent-style-name="Standard">
      <style:paragraph-properties fo:margin-left="0in" fo:margin-right="0in" fo:text-align="start" style:justify-single-word="false" fo:text-indent="0in" style:auto-text-indent="false"/>
      <style:text-properties style:use-window-font-color="true" style:font-name="DejaVu Sans" fo:font-size="10pt" fo:font-style="normal" fo:font-weight="bold"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style:text-properties style:font-name="DejaVu Sans"/>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DejaVu Sans"/>
    </style:style>
    <style:style style:name="P1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style:font-name-asian="Microsoft YaHei" style:font-size-asian="14pt" style:font-name-complex="Mangal" style:font-size-complex="14pt"/>
    </style:style>
    <style:style style:name="P20"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fo:background-color="transparent" style:font-name-asian="Microsoft YaHei" style:font-size-asian="14pt" style:font-style-asian="italic" style:font-name-complex="Mangal" style:font-size-complex="14pt"/>
    </style:style>
    <style:style style:name="P21"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2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background-color="transparent"/>
    </style:style>
    <style:style style:name="P23"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background-color="transparent" style:font-name-asian="Microsoft YaHei" style:font-size-asian="10pt" style:font-name-complex="Mangal" style:font-size-complex="14pt"/>
    </style:style>
    <style:style style:name="P24"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25" style:family="paragraph" style:parent-style-name="Text_20_body">
      <style:paragraph-properties fo:margin-left="0in" fo:margin-right="0in" fo:text-align="start" style:justify-single-word="false" fo:text-indent="0in" style:auto-text-indent="false"/>
      <style:text-properties style:use-window-font-color="true" style:font-name="DejaVu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26" style:family="paragraph" style:parent-style-name="Standard">
      <style:paragraph-properties fo:margin-left="0in" fo:margin-right="0in" fo:text-align="start" style:justify-single-word="false" fo:text-indent="0in" style:auto-text-indent="false" fo:break-before="page" fo:background-color="transparent">
        <style:background-image/>
      </style:paragraph-properties>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27" style:family="paragraph" style:parent-style-name="Preformatted_20_Text">
      <style:paragraph-properties fo:margin-left="0in" fo:margin-right="0in" fo:text-align="start" style:justify-single-word="false" fo:text-indent="0in" style:auto-text-indent="false"/>
      <style:text-properties style:font-name="DejaVu Sans"/>
    </style:style>
    <style:style style:name="P28" style:family="paragraph" style:parent-style-name="Standard" style:master-page-name="">
      <style:paragraph-properties fo:margin-left="1.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style:style>
    <style:style style:name="P29" style:family="paragraph" style:parent-style-name="Standard">
      <style:paragraph-properties fo:text-align="start" style:justify-single-word="false" fo:break-before="pag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30" style:family="paragraph" style:parent-style-name="Text_20_body">
      <style:paragraph-properties fo:break-before="page"/>
      <style:text-properties style:font-name="DejaVu Sans"/>
    </style:style>
    <style:style style:name="P31" style:family="paragraph" style:parent-style-name="Text_20_body">
      <style:paragraph-properties fo:text-align="justify" style:justify-single-word="false" fo:break-before="page" fo:background-color="transparent">
        <style:background-image/>
      </style:paragraph-properties>
      <style:text-properties style:font-name="DejaVu Sans"/>
    </style:style>
    <style:style style:name="P32" style:family="paragraph" style:parent-style-name="Contents_20_Heading">
      <style:paragraph-properties fo:break-before="page"/>
    </style:style>
    <style:style style:name="P33" style:family="paragraph" style:parent-style-name="Text_20_body">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34" style:family="paragraph" style:parent-style-name="Text_20_body">
      <style:paragraph-properties fo:text-align="start" style:justify-single-word="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35" style:family="paragraph" style:parent-style-name="Text_20_body">
      <style:text-properties style:font-name="DejaVu Sans"/>
    </style:style>
    <style:style style:name="P36" style:family="paragraph" style:parent-style-name="Text_20_body">
      <style:paragraph-properties fo:text-align="justify" style:justify-single-word="false"/>
      <style:text-properties style:font-name="DejaVu Sans"/>
    </style:style>
    <style:style style:name="P37" style:family="paragraph" style:parent-style-name="Text_20_body">
      <style:text-properties style:font-name="DejaVu Sans" fo:font-weight="normal" style:font-weight-asian="normal" style:font-weight-complex="normal"/>
    </style:style>
    <style:style style:name="P38" style:family="paragraph" style:parent-style-name="Text_20_body">
      <style:text-properties fo:font-weight="bold" style:font-weight-asian="bold" style:font-weight-complex="bold"/>
    </style:style>
    <style:style style:name="P39" style:family="paragraph" style:parent-style-name="Text_20_body" style:master-page-name="">
      <style:paragraph-properties loext:contextual-spacing="false" fo:margin-left="1in" fo:margin-right="0in" fo:margin-top="0in" fo:margin-bottom="0.0972in" fo:line-height="120%" fo:text-align="justify" style:justify-single-word="false" fo:text-indent="0in" style:auto-text-indent="false" style:page-number="auto" fo:background-color="transparent" style:shadow="none" style:writing-mode="page">
        <style:tab-stops/>
        <style:background-image/>
      </style:paragraph-properties>
      <style:text-properties style:font-name="DejaVu Sans"/>
    </style:style>
    <style:style style:name="P40" style:family="paragraph" style:parent-style-name="Text_20_body" style:master-page-name="">
      <style:paragraph-properties loext:contextual-spacing="false" fo:margin-left="2.5618in" fo:margin-right="0in" fo:margin-top="0in" fo:margin-bottom="0.0972in" fo:line-height="120%" fo:text-indent="0in" style:auto-text-indent="false" style:page-number="auto" fo:background-color="transparent" style:shadow="none" style:writing-mode="page">
        <style:background-image/>
      </style:paragraph-properties>
      <style:text-properties style:font-name="DejaVu Sans"/>
    </style:style>
    <style:style style:name="P41" style:family="paragraph" style:parent-style-name="Title">
      <style:text-properties style:font-name="DejaVu San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3">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Standard" style:master-page-name="">
      <style:paragraph-properties fo:margin-left="2.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style:style>
    <style:style style:name="P46" style:family="paragraph" style:parent-style-name="Standard">
      <style:paragraph-properties fo:margin-left="0in" fo:margin-right="0in" fo:text-align="start" style:justify-single-word="false" fo:text-indent="0in" style:auto-text-indent="false"/>
      <style:text-properties fo:color="#008080" style:font-name="DejaVu Sans" fo:font-size="10pt" style:font-size-asian="10pt"/>
    </style:style>
    <style:style style:name="P47" style:family="paragraph" style:parent-style-name="Standard">
      <style:paragraph-properties fo:margin-left="0in" fo:margin-right="0in" fo:text-align="start" style:justify-single-word="false" fo:text-indent="0in" style:auto-text-indent="false"/>
      <style:text-properties fo:color="#008080" style:font-name="Consolas" fo:font-size="10pt" style:font-size-asian="10pt"/>
    </style:style>
    <style:style style:name="P48" style:family="paragraph" style:parent-style-name="Standard"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color="#000000" style:font-name="Courier New" fo:font-size="9pt" style:font-size-asian="9pt" style:font-size-complex="9pt"/>
    </style:style>
    <style:style style:name="P50" style:family="paragraph" style:parent-style-name="Standard">
      <style:paragraph-properties fo:margin-left="0in" fo:margin-right="0in" fo:text-align="start" style:justify-single-word="false" fo:text-indent="0in" style:auto-text-indent="false"/>
      <style:text-properties style:font-name="Courier New" fo:font-size="9pt" style:font-size-asian="9pt" style:font-size-complex="9pt"/>
    </style:style>
    <style:style style:name="P51"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background-color="transparent" style:font-name-asian="Microsoft YaHei" style:font-size-asian="10pt" style:font-style-asian="italic" style:font-name-complex="Mangal" style:font-size-complex="14pt"/>
    </style:style>
    <style:style style:name="P5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Courier New" fo:font-size="9pt" style:font-size-asian="9pt" style:font-size-complex="9pt"/>
    </style:style>
    <style:style style:name="P53" style:family="paragraph" style:parent-style-name="Standard" style:list-style-name="L4">
      <style:paragraph-properties fo:text-align="start" style:justify-single-word="false"/>
      <style:text-properties style:use-window-font-color="true" style:font-name="DejaVu Sans" fo:font-size="10pt" fo:font-style="italic" fo:background-color="transparent" style:font-size-asian="10pt" style:font-style-asian="italic"/>
    </style:style>
    <style:style style:name="P54" style:family="paragraph" style:parent-style-name="Standard" style:list-style-name="L4">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55" style:family="paragraph" style:parent-style-name="Standard" style:list-style-name="L5">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56" style:family="paragraph" style:parent-style-name="Standard" style:list-style-name="L4">
      <style:paragraph-properties fo:text-align="start" style:justify-single-word="false"/>
      <style:text-properties style:use-window-font-color="true" style:font-name="DejaVu Sans" fo:font-size="10pt" fo:font-style="normal" fo:font-weight="bold" fo:background-color="transparent" style:font-size-asian="10pt" style:font-style-asian="normal" style:font-weight-asian="bold" style:font-style-complex="normal" style:font-weight-complex="bold"/>
    </style:style>
    <style:style style:name="P57" style:family="paragraph" style:parent-style-name="Standard">
      <style:paragraph-properties fo:text-align="justify" style:justify-single-word="false" fo:background-color="transparent">
        <style:background-image/>
      </style:paragraph-properties>
      <style:text-properties style:font-name="Courier New" fo:font-size="9pt" style:font-size-asian="9pt" style:font-size-complex="9pt"/>
    </style:style>
    <style:style style:name="P58" style:family="paragraph" style:parent-style-name="Standard" style:master-page-name="">
      <style:paragraph-properties fo:margin-left="3.18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urier New" fo:font-size="9pt" style:font-size-asian="9pt" style:font-size-complex="9pt"/>
    </style:style>
    <style:style style:name="P59" style:family="paragraph" style:parent-style-name="Standard" style:master-page-name="">
      <style:paragraph-properties fo:margin-left="3.43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urier New" fo:font-size="9pt" style:font-size-asian="9pt" style:font-size-complex="9pt"/>
    </style:style>
    <style:style style:name="P60" style:family="paragraph" style:parent-style-name="Standard">
      <style:paragraph-properties fo:margin-left="2.3752in" fo:margin-right="0in" fo:text-align="start" style:justify-single-word="false" fo:text-indent="0in" style:auto-text-indent="false" fo:background-color="transparent" style:shadow="none" style:writing-mode="page">
        <style:background-image/>
      </style:paragraph-properties>
      <style:text-properties style:font-name="Courier New" fo:font-size="9pt" style:font-size-asian="9pt" style:font-size-complex="9pt"/>
    </style:style>
    <style:style style:name="P61" style:family="paragraph" style:parent-style-name="Standard" style:master-page-name="">
      <style:paragraph-properties fo:margin-left="2.3752in" fo:margin-right="0in" fo:text-align="start" style:justify-single-word="false" fo:text-indent="0in" style:auto-text-indent="false" style:page-number="auto" fo:background-color="transparent" style:shadow="none" style:writing-mode="page">
        <style:background-image/>
      </style:paragraph-properties>
      <style:text-properties style:font-name="Courier New" fo:font-size="9pt" style:font-size-asian="9pt" style:font-size-complex="9pt"/>
    </style:style>
    <style:style style:name="P62" style:family="paragraph" style:parent-style-name="Text_20_body">
      <style:text-properties style:font-name="DejaVu Sans"/>
    </style:style>
    <style:style style:name="P63" style:family="paragraph" style:parent-style-name="Text_20_body" style:list-style-name="L1">
      <style:text-properties style:font-name="DejaVu Sans"/>
    </style:style>
    <style:style style:name="P64" style:family="paragraph" style:parent-style-name="Text_20_body" style:list-style-name="L2">
      <style:text-properties style:font-name="DejaVu Sans"/>
    </style:style>
    <style:style style:name="P65" style:family="paragraph" style:parent-style-name="Text_20_body" style:list-style-name="L3">
      <style:paragraph-properties fo:text-align="start" style:justify-single-word="false"/>
      <style:text-properties style:font-name="DejaVu Sans" fo:font-size="10pt" style:text-underline-style="none" fo:background-color="transparent" style:font-size-asian="10pt"/>
    </style:style>
    <style:style style:name="P66" style:family="paragraph" style:parent-style-name="Text_20_body" style:list-style-name="L4">
      <style:paragraph-properties fo:text-align="start" style:justify-single-word="false"/>
      <style:text-properties style:use-window-font-color="true" style:font-name="DejaVu Sans" fo:font-size="10pt" fo:font-style="italic" fo:background-color="transparent" style:font-size-asian="10pt" style:font-style-asian="italic"/>
    </style:style>
    <style:style style:name="P67" style:family="paragraph" style:parent-style-name="Text_20_body" style:list-style-name="L4">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68" style:family="paragraph" style:parent-style-name="Text_20_body" style:list-style-name="L4">
      <style:paragraph-properties fo:text-align="start" style:justify-single-word="false"/>
      <style:text-properties style:use-window-font-color="true" style:font-name="DejaVu Sans" fo:background-color="transparent"/>
    </style:style>
    <style:style style:name="P69" style:family="paragraph" style:parent-style-name="Text_20_body" style:list-style-name="L4">
      <style:paragraph-properties fo:text-align="start" style:justify-single-word="false"/>
      <style:text-properties style:use-window-font-color="true" style:font-name="DejaVu Sans"/>
    </style:style>
    <style:style style:name="P70" style:family="paragraph" style:parent-style-name="Text_20_body" style:list-style-name="L4">
      <style:paragraph-properties fo:text-align="start" style:justify-single-word="false"/>
    </style:style>
    <style:style style:name="P71" style:family="paragraph" style:parent-style-name="Text_20_body">
      <style:paragraph-properties fo:text-align="start" style:justify-single-word="false"/>
      <style:text-properties style:font-name="DejaVu Sans" fo:font-size="12pt" style:font-size-asian="12pt" style:font-size-complex="12pt"/>
    </style:style>
    <style:style style:name="P72" style:family="paragraph" style:parent-style-name="Text_20_body" style:list-style-name="L3">
      <style:paragraph-properties fo:text-align="start" style:justify-single-word="false" fo:background-color="transparent">
        <style:background-image/>
      </style:paragraph-properties>
      <style:text-properties style:font-name="DejaVu Sans"/>
    </style:style>
    <style:style style:name="P73" style:family="paragraph" style:parent-style-name="Text_20_body" style:list-style-name="L3">
      <style:paragraph-properties fo:text-align="start" style:justify-single-word="false" fo:background-color="transparent">
        <style:background-image/>
      </style:paragraph-properties>
      <style:text-properties style:font-name="DejaVu Sans" fo:background-color="transparent"/>
    </style:style>
    <style:style style:name="P74" style:family="paragraph" style:parent-style-name="Text_20_body" style:list-style-name="L3">
      <style:paragraph-properties fo:text-align="start" style:justify-single-word="false" fo:background-color="transparent">
        <style:background-image/>
      </style:paragraph-properties>
      <style:text-properties style:font-name="DejaVu Sans" fo:font-size="10pt" fo:background-color="transparent" style:font-size-asian="10pt"/>
    </style:style>
    <style:style style:name="P75"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font-size="10pt" fo:font-style="italic" fo:background-color="transparent" style:font-size-asian="10pt" style:font-style-asian="italic"/>
    </style:style>
    <style:style style:name="P76"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background-color="transparent"/>
    </style:style>
    <style:style style:name="P77" style:family="paragraph" style:parent-style-name="Text_20_body">
      <style:paragraph-properties fo:text-align="start" style:justify-single-word="false" fo:background-color="transparent">
        <style:background-image/>
      </style:paragraph-properties>
      <style:text-properties style:font-name="DejaVu Sans" fo:font-size="12pt" style:font-size-asian="12pt" style:font-size-complex="12pt"/>
    </style:style>
    <style:style style:name="P78" style:family="paragraph" style:parent-style-name="Text_20_body">
      <style:paragraph-properties fo:text-align="justify" style:justify-single-word="false" fo:background-color="transparent">
        <style:background-image/>
      </style:paragraph-properties>
      <style:text-properties style:font-name="Courier New" fo:font-size="9pt" style:font-size-asian="9pt" style:font-size-complex="9pt"/>
    </style:style>
    <style:style style:name="P79" style:family="paragraph" style:parent-style-name="Text_20_body"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80" style:family="paragraph" style:parent-style-name="Heading_20_1">
      <style:text-properties style:font-name="DejaVu Sans"/>
    </style:style>
    <style:style style:name="P81" style:family="paragraph" style:parent-style-name="Heading_20_1">
      <style:paragraph-properties fo:break-before="page"/>
    </style:style>
    <style:style style:name="P82" style:family="paragraph" style:parent-style-name="Heading_20_3">
      <style:text-properties fo:color="#808080" style:font-name="Liberation Sans" fo:font-size="14pt" fo:font-style="normal" fo:font-weight="bold" fo:background-color="transparent" style:font-name-asian="Microsoft YaHei" style:font-size-asian="14pt" style:font-style-asian="normal" style:font-weight-asian="bold" style:font-name-complex="Mangal" style:font-size-complex="14pt" style:font-style-complex="normal" style:font-weight-complex="bold"/>
    </style:style>
    <style:style style:name="P83" style:family="paragraph" style:parent-style-name="Heading_20_3">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weight="normal" style:font-name-asian="Microsoft YaHei" style:font-weight-asian="normal" style:font-name-complex="Mangal" style:font-size-complex="14pt" style:font-weight-complex="normal"/>
    </style:style>
    <style:style style:name="T6" style:family="text">
      <style:text-properties fo:font-weight="normal" style:font-name-asian="Microsoft YaHei" style:font-weight-asian="normal" style:font-name-complex="Mangal" style:font-size-complex="14pt" style:font-style-complex="normal" style:font-weight-complex="normal"/>
    </style:style>
    <style:style style:name="T7" style:family="text">
      <style:text-properties fo:color="#3f7f5f"/>
    </style:style>
    <style:style style:name="T8" style:family="text">
      <style:text-properties fo:color="#3f7f5f" style:font-name="Consolas"/>
    </style:style>
    <style:style style:name="T9" style:family="text">
      <style:text-properties fo:color="#3f7f5f" style:font-name="Consolas" fo:font-size="10pt" style:text-underline-style="solid" style:text-underline-width="auto" style:text-underline-color="font-color" style:font-size-asian="10pt"/>
    </style:style>
    <style:style style:name="T10" style:family="text">
      <style:text-properties fo:color="#3f7f5f" style:font-name="Consolas" fo:font-size="10pt" style:font-size-asian="10pt"/>
    </style:style>
    <style:style style:name="T11" style:family="text">
      <style:text-properties fo:color="#3f7f5f" style:font-name="Consolas" style:text-underline-style="solid" style:text-underline-width="auto" style:text-underline-color="font-color"/>
    </style:style>
    <style:style style:name="T12" style:family="text">
      <style:text-properties fo:color="#3f7f5f" fo:font-size="10pt" fo:font-weight="bold" fo:background-color="transparent" style:font-size-asian="10pt" style:font-weight-asian="bold" style:font-weight-complex="bold" loext:char-shading-value="0"/>
    </style:style>
    <style:style style:name="T13" style:family="text">
      <style:text-properties fo:color="#3f7f5f" fo:font-size="10pt" fo:font-weight="bold" fo:background-color="transparent" style:font-size-asian="10pt" style:font-weight-asian="bold" style:font-weight-complex="bold" loext:char-shading-value="0"/>
    </style:style>
    <style:style style:name="T14" style:family="text">
      <style:text-properties fo:color="#3f7f5f" fo:font-size="12pt" fo:background-color="#e8f2fe" style:font-size-asian="12pt" style:font-size-complex="12pt" loext:char-shading-value="0"/>
    </style:style>
    <style:style style:name="T15" style:family="text">
      <style:text-properties fo:color="#3f7f5f" fo:font-weight="bold" fo:background-color="transparent" style:font-weight-asian="bold" style:font-weight-complex="bold" loext:char-shading-value="0"/>
    </style:style>
    <style:style style:name="T16" style:family="text">
      <style:text-properties fo:color="#3f7f5f" fo:font-weight="bold" fo:background-color="transparent" style:font-weight-asian="bold" style:font-weight-complex="bold" loext:char-shading-value="0"/>
    </style:style>
    <style:style style:name="T17" style:family="text">
      <style:text-properties fo:color="#3f7f5f" fo:background-color="#e8f2fe" loext:char-shading-value="0"/>
    </style:style>
    <style:style style:name="T18" style:family="text">
      <style:text-properties fo:color="#3f7f5f" style:text-underline-style="solid" style:text-underline-width="auto" style:text-underline-color="font-color"/>
    </style:style>
    <style:style style:name="T19" style:family="text">
      <style:text-properties style:use-window-font-color="true"/>
    </style:style>
    <style:style style:name="T20" style:family="text">
      <style:text-properties style:use-window-font-color="true" fo:font-size="10pt" style:text-underline-style="solid" style:text-underline-width="auto" style:text-underline-color="font-color" fo:font-weight="bold" fo:background-color="transparent" style:font-size-asian="10pt" style:font-weight-asian="bold" style:font-weight-complex="bold" loext:char-shading-value="0"/>
    </style:style>
    <style:style style:name="T21" style:family="text">
      <style:text-properties style:use-window-font-color="true" fo:font-size="10pt" style:text-underline-style="solid" style:text-underline-width="auto" style:text-underline-color="font-color" fo:font-weight="bold" fo:background-color="transparent" style:font-size-asian="10pt" style:font-weight-asian="bold" style:font-weight-complex="bold" loext:char-shading-value="0"/>
    </style:style>
    <style:style style:name="T22" style:family="text">
      <style:text-properties style:use-window-font-color="true" fo:font-size="10pt" fo:font-weight="bold" fo:background-color="transparent" style:font-size-asian="10pt" style:font-weight-asian="bold" style:font-weight-complex="bold" loext:char-shading-value="0"/>
    </style:style>
    <style:style style:name="T23" style:family="text">
      <style:text-properties style:use-window-font-color="true" fo:font-size="10pt" fo:font-weight="bold" fo:background-color="transparent" style:font-size-asian="10pt" style:font-weight-asian="bold" style:font-weight-complex="bold" loext:char-shading-value="0"/>
    </style:style>
    <style:style style:name="T24" style:family="text">
      <style:text-properties style:use-window-font-color="true" fo:font-size="10pt" fo:font-weight="normal" fo:background-color="transparent" style:font-size-asian="10pt" style:font-weight-asian="normal" style:font-weight-complex="normal" loext:char-shading-value="0"/>
    </style:style>
    <style:style style:name="T25" style:family="text">
      <style:text-properties style:use-window-font-color="true" fo:font-size="10pt" fo:font-weight="normal" fo:background-color="transparent" style:font-size-asian="10pt" style:font-weight-asian="normal" style:font-weight-complex="normal" loext:char-shading-value="0"/>
    </style:style>
    <style:style style:name="T26" style:family="text">
      <style:text-properties style:use-window-font-color="true" fo:font-size="10pt" fo:font-style="italic" fo:background-color="transparent" style:font-name-asian="Microsoft YaHei" style:font-size-asian="10pt" style:font-style-asian="italic" style:font-name-complex="Mangal" style:font-size-complex="14pt" loext:char-shading-value="0"/>
    </style:style>
    <style:style style:name="T27" style:family="text">
      <style:text-properties style:use-window-font-color="true" fo:font-size="10pt" fo:font-style="italic" fo:background-color="transparent" style:font-name-asian="Microsoft YaHei" style:font-size-asian="10pt" style:font-style-asian="italic" style:font-name-complex="Mangal" style:font-size-complex="14pt" loext:char-shading-value="0"/>
    </style:style>
    <style:style style:name="T28" style:family="text">
      <style:text-properties style:use-window-font-color="true" fo:font-size="10pt" fo:font-style="italic" fo:font-weight="bold" fo:background-color="transparent" style:font-name-asian="Microsoft YaHei" style:font-size-asian="10pt" style:font-style-asian="italic" style:font-name-complex="Mangal" style:font-size-complex="14pt" loext:char-shading-value="0"/>
    </style:style>
    <style:style style:name="T29" style:family="text">
      <style:text-properties style:use-window-font-color="true" fo:font-size="10pt" fo:font-style="italic" fo:font-weight="bold" fo:background-color="transparent" style:font-name-asian="Microsoft YaHei" style:font-size-asian="10pt" style:font-style-asian="italic" style:font-weight-asian="bold" style:font-name-complex="Mangal" style:font-size-complex="14pt" style:font-weight-complex="bold" loext:char-shading-value="0"/>
    </style:style>
    <style:style style:name="T30" style:family="text">
      <style:text-properties style:use-window-font-color="true" fo:font-size="10pt" fo:font-style="italic" fo:font-weight="bold" fo:background-color="transparent" style:font-name-asian="Microsoft YaHei" style:font-size-asian="10pt" style:font-style-asian="italic" style:font-weight-asian="bold" style:font-name-complex="Mangal" style:font-size-complex="14pt" style:font-weight-complex="bold" loext:char-shading-value="0"/>
    </style:style>
    <style:style style:name="T31" style:family="text">
      <style:text-properties style:use-window-font-color="true" fo:font-size="10pt" fo:font-style="italic" fo:font-weight="bold" fo:background-color="transparent" style:font-name-asian="Microsoft YaHei" style:font-size-asian="10pt" style:font-style-asian="italic" style:font-weight-asian="bold" style:font-name-complex="Mangal" style:font-size-complex="14pt" style:font-weight-complex="bold" loext:char-shading-value="0"/>
    </style:style>
    <style:style style:name="T32" style:family="text">
      <style:text-properties style:use-window-font-color="true"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33" style:family="text">
      <style:text-properties style:use-window-font-color="true" style:font-name="DejaVu Sans" fo:font-size="10pt" fo:font-style="normal" fo:font-weight="bold" fo:background-color="transparent" style:font-name-asian="Microsoft YaHei" style:font-size-asian="10pt" style:font-style-asian="normal" style:font-weight-asian="bold" style:font-name-complex="Mangal" style:font-size-complex="14pt" style:font-style-complex="normal" style:font-weight-complex="bold" loext:char-shading-value="0"/>
    </style:style>
    <style:style style:name="T34" style:family="text">
      <style:text-properties style:use-window-font-color="true" style:font-name="DejaVu Sans" fo:font-size="10pt" fo:font-style="italic" fo:background-color="transparent" style:font-size-asian="10pt" style:font-style-asian="italic" loext:char-shading-value="0"/>
    </style:style>
    <style:style style:name="T35" style:family="text">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36" style:family="text">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37" style:family="text">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38" style:family="text">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39" style:family="text">
      <style:text-properties style:use-window-font-color="true" fo:font-weight="bold" style:font-weight-asian="bold" style:font-weight-complex="bold"/>
    </style:style>
    <style:style style:name="T40" style:family="text">
      <style:text-properties style:use-window-font-color="true" fo:font-weight="bold" fo:background-color="transparent" style:font-weight-asian="bold" style:font-weight-complex="bold" loext:char-shading-value="0"/>
    </style:style>
    <style:style style:name="T41" style:family="text">
      <style:text-properties style:use-window-font-color="true" fo:font-weight="bold" fo:background-color="transparent" style:font-weight-asian="bold" style:font-weight-complex="bold" loext:char-shading-value="0"/>
    </style:style>
    <style:style style:name="T42" style:family="text">
      <style:text-properties style:use-window-font-color="true" fo:font-size="12pt" fo:background-color="transparent" style:font-size-asian="12pt" style:font-size-complex="12pt" loext:char-shading-value="0"/>
    </style:style>
    <style:style style:name="T43" style:family="text">
      <style:text-properties style:use-window-font-color="true" style:text-underline-style="solid" style:text-underline-width="auto" style:text-underline-color="font-color" fo:font-weight="bold" fo:background-color="transparent" style:font-weight-asian="bold" style:font-weight-complex="bold" loext:char-shading-value="0"/>
    </style:style>
    <style:style style:name="T44" style:family="text">
      <style:text-properties style:use-window-font-color="true" style:text-underline-style="solid" style:text-underline-width="auto" style:text-underline-color="font-color" fo:font-weight="bold" fo:background-color="transparent" style:font-weight-asian="bold" style:font-weight-complex="bold" loext:char-shading-value="0"/>
    </style:style>
    <style:style style:name="T45" style:family="text">
      <style:text-properties style:use-window-font-color="true" fo:background-color="transparent" loext:char-shading-value="0"/>
    </style:style>
    <style:style style:name="T46" style:family="text">
      <style:text-properties style:use-window-font-color="true" fo:font-weight="normal" fo:background-color="transparent" style:font-weight-asian="normal" style:font-weight-complex="normal" loext:char-shading-value="0"/>
    </style:style>
    <style:style style:name="T47" style:family="text">
      <style:text-properties style:use-window-font-color="true" fo:font-weight="normal" fo:background-color="transparent" style:font-weight-asian="normal" style:font-weight-complex="normal" loext:char-shading-value="0"/>
    </style:style>
    <style:style style:name="T48" style:family="text">
      <style:text-properties fo:color="#000000"/>
    </style:style>
    <style:style style:name="T49" style:family="text">
      <style:text-properties fo:color="#000000" style:font-name="Consolas"/>
    </style:style>
    <style:style style:name="T50" style:family="text">
      <style:text-properties fo:color="#000000" style:font-name="Consolas" fo:font-size="10pt" style:font-size-asian="10pt"/>
    </style:style>
    <style:style style:name="T51" style:family="text">
      <style:text-properties fo:color="#000000"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52" style:family="text">
      <style:text-properties fo:color="#000000" style:font-name="Consolas" fo:font-size="10pt" fo:background-color="#e8f2fe" style:font-size-asian="10pt" loext:char-shading-value="0"/>
    </style:style>
    <style:style style:name="T53" style:family="text">
      <style:text-properties fo:color="#000000" style:font-name="Consolas" fo:font-size="10pt" fo:background-color="#d4d4d4" style:font-size-asian="10pt" loext:char-shading-value="0"/>
    </style:style>
    <style:style style:name="T54" style:family="text">
      <style:text-properties fo:color="#000000" fo:font-size="10pt" style:font-size-asian="10pt"/>
    </style:style>
    <style:style style:name="T55" style:family="text">
      <style:text-properties fo:color="#000000" fo:font-size="10pt" fo:background-color="#e8f2fe" style:font-size-asian="10pt" loext:char-shading-value="0"/>
    </style:style>
    <style:style style:name="T56" style:family="text">
      <style:text-properties fo:color="#000000" fo:font-size="10pt" fo:background-color="#d4d4d4" style:font-size-asian="10pt" loext:char-shading-value="0"/>
    </style:style>
    <style:style style:name="T57" style:family="text">
      <style:text-properties fo:color="#000000" fo:background-color="#e8f2fe" loext:char-shading-value="0"/>
    </style:style>
    <style:style style:name="T58" style:family="text">
      <style:text-properties fo:color="#000000" fo:background-color="#d4d4d4" loext:char-shading-value="0"/>
    </style:style>
    <style:style style:name="T59" style:family="text">
      <style:text-properties fo:font-size="10pt" style:font-size-asian="10pt"/>
    </style:style>
    <style:style style:name="T60" style:family="text">
      <style:text-properties fo:font-size="10pt" fo:font-style="italic" style:font-size-asian="10pt" style:font-style-asian="italic"/>
    </style:style>
    <style:style style:name="T61" style:family="text">
      <style:text-properties fo:font-size="10pt" fo:font-style="italic" fo:font-weight="bold" style:font-size-asian="10pt"/>
    </style:style>
    <style:style style:name="T62" style:family="text">
      <style:text-properties fo:font-size="10pt" fo:font-style="italic" fo:font-weight="bold" style:font-size-asian="10pt" style:font-style-asian="italic" style:font-weight-asian="bold" style:font-weight-complex="bold"/>
    </style:style>
    <style:style style:name="T63" style:family="text">
      <style:text-properties fo:font-size="10pt" fo:font-style="italic" fo:background-color="transparent" style:font-size-asian="10pt" style:font-style-asian="italic" loext:char-shading-value="0"/>
    </style:style>
    <style:style style:name="T64" style:family="text">
      <style:text-properties fo:font-size="10pt" fo:background-color="transparent" style:font-size-asian="10pt" loext:char-shading-value="0"/>
    </style:style>
    <style:style style:name="T65" style:family="text">
      <style:text-properties fo:font-size="10pt" fo:background-color="transparent" style:font-size-asian="10pt" loext:char-shading-value="0"/>
    </style:style>
    <style:style style:name="T66" style:family="text">
      <style:text-properties fo:font-size="10pt" fo:background-color="transparent" style:font-size-asian="10pt" loext:char-shading-value="0"/>
    </style:style>
    <style:style style:name="T67" style:family="text">
      <style:text-properties fo:font-size="10pt" fo:background-color="transparent" style:font-size-asian="10pt" loext:char-shading-value="0"/>
    </style:style>
    <style:style style:name="T68" style:family="text">
      <style:text-properties fo:font-size="10pt" fo:font-weight="bold" fo:background-color="transparent" style:font-size-asian="10pt" style:font-weight-asian="bold" style:font-weight-complex="bold" loext:char-shading-value="0"/>
    </style:style>
    <style:style style:name="T69" style:family="text">
      <style:text-properties fo:font-size="10pt" fo:font-weight="bold" style:font-size-asian="10pt" style:font-weight-asian="bold" style:font-weight-complex="bold"/>
    </style:style>
    <style:style style:name="T70" style:family="text">
      <style:text-properties fo:font-size="10pt" fo:font-style="normal" fo:font-weight="bold" style:font-size-asian="10pt" style:font-style-asian="normal" style:font-weight-asian="bold" style:font-style-complex="normal" style:font-weight-complex="bold"/>
    </style:style>
    <style:style style:name="T71" style:family="text">
      <style:text-properties fo:font-size="10pt" fo:font-style="normal" fo:font-weight="bold" fo:background-color="transparent" style:font-size-asian="10pt" style:font-style-asian="normal" style:font-weight-asian="bold" style:font-style-complex="normal" style:font-weight-complex="bold" loext:char-shading-value="0"/>
    </style:style>
    <style:style style:name="T72" style:family="text">
      <style:text-properties style:font-name="Consolas" fo:font-size="10pt" style:font-size-asian="10pt"/>
    </style:style>
    <style:style style:name="T73" style:family="text">
      <style:text-properties fo:color="#3f5fbf" style:font-name="Consolas" fo:font-size="10pt" style:font-size-asian="10pt"/>
    </style:style>
    <style:style style:name="T74" style:family="text">
      <style:text-properties fo:color="#3f5fbf" fo:font-size="10pt" style:font-size-asian="10pt"/>
    </style:style>
    <style:style style:name="T75" style:family="text">
      <style:text-properties fo:color="#3f5fbf" fo:font-size="10pt" style:text-underline-style="solid" style:text-underline-width="auto" style:text-underline-color="font-color" style:font-size-asian="10pt"/>
    </style:style>
    <style:style style:name="T76" style:family="text">
      <style:text-properties fo:color="#008080" style:font-name="Consolas" fo:font-size="10pt" style:font-size-asian="10pt"/>
    </style:style>
    <style:style style:name="T77" style:family="text">
      <style:text-properties fo:color="#008080"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78" style:family="text">
      <style:text-properties fo:color="#008080" fo:font-size="10pt" style:font-size-asian="10pt"/>
    </style:style>
    <style:style style:name="T79" style:family="text">
      <style:text-properties fo:color="#3f7f7f" style:font-name="Consolas" fo:font-size="10pt" style:font-size-asian="10pt"/>
    </style:style>
    <style:style style:name="T80" style:family="text">
      <style:text-properties fo:color="#3f7f7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81" style:family="text">
      <style:text-properties fo:color="#3f7f7f" fo:font-size="10pt" style:font-size-asian="10pt"/>
    </style:style>
    <style:style style:name="T82" style:family="text">
      <style:text-properties fo:color="#3f7f7f" fo:font-size="10pt" fo:background-color="#d4d4d4" style:font-size-asian="10pt" loext:char-shading-value="0"/>
    </style:style>
    <style:style style:name="T83" style:family="text">
      <style:text-properties fo:color="#3f7f7f" fo:font-size="10pt" style:text-underline-style="solid" style:text-underline-width="auto" style:text-underline-color="font-color" style:font-size-asian="10pt"/>
    </style:style>
    <style:style style:name="T84" style:family="text">
      <style:text-properties fo:color="#7f007f" style:font-name="Consolas" fo:font-size="10pt" style:font-size-asian="10pt"/>
    </style:style>
    <style:style style:name="T85" style:family="text">
      <style:text-properties fo:color="#7f007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86" style:family="text">
      <style:text-properties fo:color="#7f007f" fo:font-size="10pt" style:font-size-asian="10pt"/>
    </style:style>
    <style:style style:name="T87" style:family="text">
      <style:text-properties fo:color="#2a00ff"/>
    </style:style>
    <style:style style:name="T88" style:family="text">
      <style:text-properties fo:color="#2a00ff" style:font-name="Consolas"/>
    </style:style>
    <style:style style:name="T89" style:family="text">
      <style:text-properties fo:color="#2a00ff" style:font-name="Consolas" fo:font-size="10pt" fo:font-style="italic" style:font-size-asian="10pt" style:font-style-asian="italic"/>
    </style:style>
    <style:style style:name="T90" style:family="text">
      <style:text-properties fo:color="#2a00ff" style:font-name="Consolas" fo:font-size="10pt" fo:font-style="italic" fo:font-weight="normal" fo:background-color="#e8f2fe" style:font-name-asian="Microsoft YaHei" style:font-size-asian="10pt" style:font-style-asian="italic" style:font-weight-asian="normal" style:font-name-complex="Mangal" style:font-size-complex="14pt" style:font-weight-complex="normal" loext:char-shading-value="0"/>
    </style:style>
    <style:style style:name="T91" style:family="text">
      <style:text-properties fo:color="#2a00f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92" style:family="text">
      <style:text-properties fo:color="#2a00ff" style:font-name="Consolas" fo:font-size="10pt" style:font-size-asian="10pt"/>
    </style:style>
    <style:style style:name="T93" style:family="text">
      <style:text-properties fo:color="#2a00ff" fo:font-size="10pt" fo:font-style="italic" style:font-size-asian="10pt" style:font-style-asian="italic"/>
    </style:style>
    <style:style style:name="T94" style:family="text">
      <style:text-properties fo:color="#2a00ff" fo:font-size="10pt" fo:font-style="italic" fo:background-color="#e8f2fe" style:font-size-asian="10pt" style:font-style-asian="italic" loext:char-shading-value="0"/>
    </style:style>
    <style:style style:name="T95" style:family="text">
      <style:text-properties fo:color="#2a00ff" fo:font-size="10pt" fo:font-style="italic" fo:background-color="#e8f2fe" style:font-size-asian="10pt" style:font-style-asian="italic" loext:char-shading-value="0"/>
    </style:style>
    <style:style style:name="T96" style:family="text">
      <style:text-properties fo:color="#2a00ff" fo:font-size="10pt" fo:font-style="italic" fo:background-color="transparent" style:font-name-asian="Microsoft YaHei" style:font-size-asian="10pt" style:font-style-asian="italic" style:font-name-complex="Mangal" style:font-size-complex="14pt" loext:char-shading-value="0"/>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style:font-name-asian="Microsoft YaHei" style:font-style-asian="normal" style:font-weight-asian="bold" style:font-name-complex="Mangal" style:font-size-complex="14pt" style:font-style-complex="normal" style:font-weight-complex="bold"/>
    </style:style>
    <style:style style:name="T99" style:family="text">
      <style:text-properties fo:font-style="normal" fo:background-color="transparent" style:font-style-asian="normal" style:font-style-complex="normal" loext:char-shading-value="0"/>
    </style:style>
    <style:style style:name="T100" style:family="text">
      <style:text-properties style:font-name="DejaVu Sans"/>
    </style:style>
    <style:style style:name="T101" style:family="text">
      <style:text-properties style:text-underline-style="solid" style:text-underline-width="auto" style:text-underline-color="font-color"/>
    </style:style>
    <style:style style:name="T102" style:family="text">
      <style:text-properties style:text-underline-style="none"/>
    </style:style>
    <style:style style:name="T103" style:family="text">
      <style:text-properties style:text-underline-style="none" fo:font-weight="bold" style:font-weight-asian="bold" style:font-weight-complex="bold"/>
    </style:style>
    <style:style style:name="T104" style:family="text">
      <style:text-properties fo:color="#7f0055" style:font-name="Consolas" fo:font-size="10pt" fo:font-weight="bold" style:font-size-asian="10pt" style:font-weight-asian="bold"/>
    </style:style>
    <style:style style:name="T105" style:family="text">
      <style:text-properties fo:color="#7f0055" style:font-name="Consolas" fo:font-weight="bold" style:font-weight-asian="bold"/>
    </style:style>
    <style:style style:name="T106" style:family="text">
      <style:text-properties fo:color="#7f0055" fo:font-weight="bold" style:font-weight-asian="bold"/>
    </style:style>
    <style:style style:name="T107" style:family="text">
      <style:text-properties fo:color="#0000c0"/>
    </style:style>
    <style:style style:name="T108" style:family="text">
      <style:text-properties fo:color="#0000c0" style:font-name="Consolas"/>
    </style:style>
    <style:style style:name="T109" style:family="text">
      <style:text-properties fo:color="#0000c0" style:font-name="Consolas" fo:font-size="10pt" style:font-size-asian="10pt"/>
    </style:style>
    <style:style style:name="T110" style:family="text">
      <style:text-properties fo:color="#0000c0" style:font-name="Consolas" fo:font-size="10pt" fo:font-style="italic" style:font-size-asian="10pt" style:font-style-asian="italic"/>
    </style:style>
    <style:style style:name="T111" style:family="text">
      <style:text-properties fo:color="#0000c0" style:font-name="Consolas" fo:font-style="italic" style:font-style-asian="italic"/>
    </style:style>
    <style:style style:name="T112" style:family="text">
      <style:text-properties fo:color="#0000c0" fo:font-style="italic" style:font-style-asian="italic"/>
    </style:style>
    <style:style style:name="T113" style:family="text">
      <style:text-properties fo:color="#646464"/>
    </style:style>
    <style:style style:name="T114" style:family="text">
      <style:text-properties fo:color="#646464" style:font-name="Consolas"/>
    </style:style>
    <style:style style:name="T115" style:family="text">
      <style:text-properties fo:color="#646464" style:font-name="Consolas" fo:font-size="10pt" style:font-size-asian="10pt"/>
    </style:style>
    <style:style style:name="T116" style:family="text">
      <style:text-properties style:font-name-asian="Microsoft YaHei" style:font-name-complex="Mangal" style:font-size-complex="14pt"/>
    </style:style>
    <style:style style:name="T117" style:family="text">
      <style:text-properties fo:font-style="italic" fo:font-weight="bold"/>
    </style:style>
    <style:style style:name="T118" style:family="text">
      <style:text-properties fo:font-style="italic" fo:background-color="transparent" style:font-style-asian="italic"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alium Oracle eCommerce Module </text:p>
      <text:p text:style-name="P41">Developers Manual </text:p>
      <text:p text:style-name="P40">Version 1.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42"><text:a xlink:type="simple" xlink:href="#__RefHeading__1556_306762939" text:style-name="Index_20_Link" text:visited-style-name="Index_20_Link">Legal notes<text:tab/>3</text:a></text:p>
          <text:p text:style-name="P42"><text:a xlink:type="simple" xlink:href="#__RefHeading__1558_306762939" text:style-name="Index_20_Link" text:visited-style-name="Index_20_Link">Introduction<text:tab/>4</text:a></text:p>
          <text:p text:style-name="P42"><text:a xlink:type="simple" xlink:href="#__RefHeading__1560_306762939" text:style-name="Index_20_Link" text:visited-style-name="Index_20_Link">Who should read this document<text:tab/>5</text:a></text:p>
          <text:p text:style-name="P42"><text:a xlink:type="simple" xlink:href="#__RefHeading__1562_306762939" text:style-name="Index_20_Link" text:visited-style-name="Index_20_Link">Compatibility notes<text:tab/>6</text:a></text:p>
          <text:p text:style-name="P42"><text:a xlink:type="simple" xlink:href="#__RefHeading__1564_306762939" text:style-name="Index_20_Link" text:visited-style-name="Index_20_Link">Installation instructions<text:tab/>7</text:a></text:p>
          <text:p text:style-name="P42"><text:a xlink:type="simple" xlink:href="#__RefHeading__3572_1297038572" text:style-name="Index_20_Link" text:visited-style-name="Index_20_Link">Module Contents<text:tab/>8</text:a></text:p>
          <text:p text:style-name="P42"><text:a xlink:type="simple" xlink:href="#__RefHeading__1566_306762939" text:style-name="Index_20_Link" text:visited-style-name="Index_20_Link">Integration guide<text:tab/>9</text:a></text:p>
          <text:p text:style-name="P43"><text:a xlink:type="simple" xlink:href="#__RefHeading__1568_306762939" text:style-name="Index_20_Link" text:visited-style-name="Index_20_Link">Configuration options<text:tab/>9</text:a></text:p>
          <text:p text:style-name="P42"><text:a xlink:type="simple" xlink:href="#__RefHeading__1570_306762939" text:style-name="Index_20_Link" text:visited-style-name="Index_20_Link">Tealium droplets<text:tab/>10</text:a></text:p>
          <text:p text:style-name="P44"><text:a xlink:type="simple" xlink:href="#__RefHeading__3556_1297038572" text:style-name="Index_20_Link" text:visited-style-name="Index_20_Link">Using Tealium droplets<text:tab/>10</text:a></text:p>
          <text:p text:style-name="P43"><text:a xlink:type="simple" xlink:href="#__RefHeading__1572_306762939" text:style-name="Index_20_Link" text:visited-style-name="Index_20_Link">/tealium/droplet/UtagSyncDroplet<text:tab/>10</text:a></text:p>
          <text:p text:style-name="P43"><text:a xlink:type="simple" xlink:href="#__RefHeading__1576_306762939" text:style-name="Index_20_Link" text:visited-style-name="Index_20_Link">/tealium/droplet/GenericPageDroplet<text:tab/>10</text:a></text:p>
          <text:p text:style-name="P43"><text:a xlink:type="simple" xlink:href="#__RefHeading__1582_306762939" text:style-name="Index_20_Link" text:visited-style-name="Index_20_Link">/tealium/droplet/HomePageDroplet<text:tab/>11</text:a></text:p>
          <text:p text:style-name="P43"><text:a xlink:type="simple" xlink:href="#__RefHeading__1586_306762939" text:style-name="Index_20_Link" text:visited-style-name="Index_20_Link">/tealium/droplet/CustomerDetailDroplet<text:tab/>12</text:a></text:p>
          <text:p text:style-name="P43"><text:a xlink:type="simple" xlink:href="#__RefHeading__1590_306762939" text:style-name="Index_20_Link" text:visited-style-name="Index_20_Link">/tealium/droplet/ProductDetailDroplet<text:tab/>13</text:a></text:p>
          <text:p text:style-name="P43"><text:a xlink:type="simple" xlink:href="#__RefHeading__1596_306762939" text:style-name="Index_20_Link" text:visited-style-name="Index_20_Link">/tealium/droplet/CategoryPageDroplet<text:tab/>14</text:a></text:p>
          <text:p text:style-name="P43"><text:a xlink:type="simple" xlink:href="#__RefHeading__3594_1297038572" text:style-name="Index_20_Link" text:visited-style-name="Index_20_Link">/tealium/droplet/ShoppingCartDroplet<text:tab/>15</text:a></text:p>
          <text:p text:style-name="P43"><text:a xlink:type="simple" xlink:href="#__RefHeading__3030_1745427234" text:style-name="Index_20_Link" text:visited-style-name="Index_20_Link">/tealium/droplet/OrderConfirmationDroplet<text:tab/>16</text:a></text:p>
          <text:p text:style-name="P43"><text:a xlink:type="simple" xlink:href="#__RefHeading__3044_1541385526" text:style-name="Index_20_Link" text:visited-style-name="Index_20_Link">/tealium/droplet/SearchResultsDroplet<text:tab/>18</text:a></text:p>
          <text:p text:style-name="P42"><text:a xlink:type="simple" xlink:href="#__RefHeading__1602_306762939" text:style-name="Index_20_Link" text:visited-style-name="Index_20_Link">Extending Tealium tags generation<text:tab/>19</text:a></text:p>
        </text:index-body>
      </text:table-of-content>
      <text:p text:style-name="P35"/>
      <text:p text:style-name="P30"/>
      <text:h text:style-name="P80" text:outline-level="1"><text:bookmark-start text:name="__RefHeading__1556_306762939"/>Legal notes<text:bookmark-end text:name="__RefHeading__1556_306762939"/></text:h>
      <text:list xml:id="list3350470076066633791" text:style-name="L1">
        <text:list-item>
          <text:p text:style-name="P63">TealiumIQ is registered trademark of Tealium, Inc</text:p>
        </text:list-item>
        <text:list-item>
          <text:p text:style-name="P63">Oracle e-Commerce, previously know as Oracle ATG is registered trade mark or Oracle Corporation</text:p>
        </text:list-item>
        <text:list-item>
          <text:p text:style-name="P63">Oracle Java is registered trademark of Oracle Corporation</text:p>
        </text:list-item>
      </text:list>
      <text:p text:style-name="P35">All right reserved.</text:p>
      <text:p text:style-name="P30"/>
      <text:h text:style-name="P80" text:outline-level="1"><text:bookmark-start text:name="__RefHeading__1558_306762939"/>Introduction<text:bookmark-end text:name="__RefHeading__1558_306762939"/></text:h>
      <text:p text:style-name="P36"><text:tab/>The ATG Tealium module is designing to help you integrate your Oracle ATG e-Commerce solution within Tealium tag management. Using this module you are able to put Tealium Data Layer and JavaScript tag on your JSP pages without writing you own solution from scratch.</text:p>
      <text:p text:style-name="P30"/>
      <text:h text:style-name="P80" text:outline-level="1"><text:bookmark-start text:name="__RefHeading__1560_306762939"/>Who should read this document<text:bookmark-end text:name="__RefHeading__1560_306762939"/></text:h>
      <text:p text:style-name="P36"><text:tab/>This document is for developers who need to integrate an Oracle ATG web site with Tealium Tag Management. Please note that you should be familiar with ATG e-Commerce product core and eCommerce functionality. If you are not familiar with Oracle ATG please read the ATG Platform Developer guide and ATG Commerce Developer Guide documents provided with your ATG distribution package.</text:p>
      <text:p text:style-name="P30"/>
      <text:h text:style-name="P80" text:outline-level="1"><text:bookmark-start text:name="__RefHeading__1562_306762939"/>Compatibility notes<text:bookmark-end text:name="__RefHeading__1562_306762939"/></text:h>
      <text:p text:style-name="P35">ATG Tealium module is compatible with Oracle ATG 9 up to Oracle e-Commerce 11 including all minor releases. </text:p>
      <text:p text:style-name="P30"/>
      <text:h text:style-name="P80" text:outline-level="1"><text:bookmark-start text:name="__RefHeading__1564_306762939"/>Installation Instructions<text:bookmark-end text:name="__RefHeading__1564_306762939"/></text:h>
      <text:p text:style-name="P35">Tealium module is distributed as packed file in deflate ZIP format or tar.bz2 format. In order to install module, unpack content of <text:span text:style-name="T2">atg-tealium-module.zip</text:span> of atg-<text:span text:style-name="T2">tealium-module.tar.bz2</text:span> into ATG installation directory, (should point to DYNAMO_ROOT environment variable). API documentation in javadoc format and this document provided separately.</text:p>
      <text:p text:style-name="P35"/>
      <text:p text:style-name="P35">Github: <text:a xlink:type="simple" xlink:href="https://github.com/Tealium/oracle-commerce-tealium-extension" text:style-name="Internet_20_link" text:visited-style-name="Visited_20_Internet_20_Link">https://github.com/Tealium/oracle-commerce-tealium-extension</text:a></text:p>
      <text:p text:style-name="P35"/>
      <text:p text:style-name="P35">Please be aware that ATG is properly installed on you operating system and all environment variables are set. If not please follow ATG platform installation instructions, which is provided by Oracle Corporation.</text:p>
      <text:p text:style-name="P35">For example:</text:p>
      <text:list xml:id="list2139433676061463581" text:style-name="L2">
        <text:list-item>
          <text:p text:style-name="P64">On Microsoft Windows open<text:span text:style-name="T2"> atg-tealium-module.zip</text:span> in Explorer, copy Tealium folder and paste it into ATG installation directory i.e. <text:span text:style-name="T2">%DYNAMO_ROOT%</text:span></text:p>
        </text:list-item>
        <text:list-item>
          <text:p text:style-name="P64">On GNU/Linux you can use flowing command: </text:p>
        </text:list-item>
      </text:list>
      <text:p text:style-name="P39"><text:span text:style-name="T2">tar -xjf </text:span><text:span text:style-name="T2">atg-tealium-module.tar.bz2 <text:s/></text:span><text:span text:style-name="T2">${</text:span><text:span text:style-name="T2">DYNAMO_ROOT</text:span><text:span text:style-name="T2">}</text:span></text:p>
      <text:p text:style-name="P35"/>
      <text:h text:style-name="P81" text:outline-level="1"><text:bookmark-start text:name="__RefHeading__3572_1297038572"/>Module Contents<text:bookmark-end text:name="__RefHeading__3572_1297038572"/></text:h>
      <text:p text:style-name="P35">The distribution package adds the flowing module folders into your ATG installation directory</text:p>
      <text:p text:style-name="P38">Tealium\</text:p>
      <text:p text:style-name="P38">Tealium\eCommerce\config</text:p>
      <text:p text:style-name="P38"><text:tab/>Tealium\eCommerce\config</text:p>
      <text:p text:style-name="P38"><text:tab/><text:tab/>Tealium\eCommerce\config\config.jar</text:p>
      <text:p text:style-name="P38"><text:tab/>Tealium\eCommerce\lib</text:p>
      <text:p text:style-name="P38"><text:tab/><text:tab/>Tealium\eCommerce\lib\classes.jar</text:p>
      <text:p text:style-name="P38"><text:tab/><text:tab/>Tealium\eCommerce\lib\commons-lang3-3.2.1.jar</text:p>
      <text:p text:style-name="P38"><text:tab/><text:tab/>Tealium\eCommerce\lib\guava-16.0.1.jar</text:p>
      <text:p text:style-name="P38"><text:tab/><text:tab/>Tealium\eCommerce\lib\tealium_udo_helper_1_2_0.jar</text:p>
      <text:p text:style-name="P38"><text:tab/>Tealium\eCommerce</text:p>
      <text:p text:style-name="P38"><text:tab/><text:tab/>Tealium\eCommerce\META-INF</text:p>
      <text:p text:style-name="P38"><text:tab/><text:tab/>Tealium\eCommerce\META-INF\MANIFEST.MF</text:p>
      <text:p text:style-name="P38">Tealium\META-INF</text:p>
      <text:p text:style-name="P38"><text:tab/>Tealium\META-INF\MANIFEST.MF</text:p>
      <text:p text:style-name="P30"/>
      <text:h text:style-name="P80" text:outline-level="1"><text:bookmark-start text:name="__RefHeading__1566_306762939"/>Integration Guide<text:bookmark-end text:name="__RefHeading__1566_306762939"/></text:h>
      <text:p text:style-name="P36">To be able to use Tealium ATG module with in your application, you will need to add a dependency to your application module. For example, if you’d like to add such functionality to the ATG Commerce Reference Store, then you need to edit </text:p>
      <text:p text:style-name="P9"><text:span text:style-name="T2">$</text:span><text:span text:style-name="T2">{DYNAMO_ROOT}/</text:span><text:span text:style-name="T2">CommerceReferenceStore/Store/Storefront/META-INF/MANIFEST.MF</text:span> with adding <text:span text:style-name="T2">Tealium.</text:span><text:span text:style-name="T2">eCommerce</text:span><text:span text:style-name="T2"> </text:span><text:span text:style-name="T4">dependency</text:span> into <text:span text:style-name="T2">ATG-Required </text:span><text:span text:style-name="T4">section</text:span><text:span text:style-name="T2">. </text:span></text:p>
      <text:p text:style-name="P9"/>
      <text:p text:style-name="P8">Alternatively you can add <text:span text:style-name="T2">Tealium.</text:span><text:span text:style-name="T2">eCommerce</text:span> dependency into <text:span text:style-name="T2">runAssembly</text:span> arguments used for constructing ATG enterprise archive EAR.</text:p>
      <text:p text:style-name="P8"/>
      <text:p text:style-name="P8">Tealium ATG module uses ATG droplets for rendering Tealium JavaScript tags on your site. Just input appropriate droplets on JSP pages where you need the tag management. Please be aware that Tealium utag.sync.js script is required in the &lt;head&gt; HTML section, the rest of Tealium scripts must be rendered in the &lt;body&gt; HTML section. <text:s/>The utag.sync.js script is option and only required for synchronous tags. <text:s/>A typical setup will only have utag.js running asynchronously in the web page.</text:p>
      <text:p text:style-name="P2"/>
      <text:p text:style-name="P3">To configure your Tealium credentials you need to redefine<text:span text:style-name="T19"> the </text:span><text:span text:style-name="T39">/tealium/config/TealiumConfiguration</text:span><text:span text:style-name="T19"> ATG component configuration some were in you configuration path.</text:span></text:p>
      <text:p text:style-name="P4"/>
      <text:p text:style-name="P3"><text:span text:style-name="T19">I</text:span>t is strongly recommended to hold this configuration at live configuration. i.e. for development environment it is:</text:p>
      <text:p text:style-name="P3"/>
      <text:p text:style-name="P3"><text:span text:style-name="T2">${DYNAMO_HOME}/servers/&lt;your server&gt;/localconfig</text:span> folder.</text:p>
      <text:p text:style-name="P3"/>
      <text:p text:style-name="P1">And for standalone retirements is your <text:span text:style-name="T2">ATG_DATA</text:span> directory.</text:p>
      <text:p text:style-name="P6"/>
      <text:h text:style-name="Heading_20_3" text:outline-level="3"><text:bookmark-start text:name="__RefHeading__1568_306762939"/>Configuration options<text:bookmark-end text:name="__RefHeading__1568_306762939"/></text:h>
      <text:p text:style-name="P6"/>
      <text:p text:style-name="P7">Thallium configuration contains flowing settings:</text:p>
      <text:p text:style-name="P35"/>
      <text:list xml:id="list8170668955727399469" text:style-name="L3">
        <text:list-item>
          <text:p text:style-name="P72"><text:span text:style-name="T68">enabled</text:span><text:span text:style-name="T64"> – </text:span><text:span text:style-name="T64">boolean</text:span><text:span text:style-name="T64">, </text:span><text:span text:style-name="T64">allows enabling or completely disabling generation of all Tealium tags, </text:span><text:span text:style-name="T64">optional value default is true.</text:span></text:p>
        </text:list-item>
        <text:list-item>
          <text:p text:style-name="P73"><text:span text:style-name="T69">tealiumCDN</text:span><text:span text:style-name="T59"> – </text:span><text:span text:style-name="T59">a string value which points on </text:span><text:span text:style-name="T59">T</text:span><text:span text:style-name="T59">ealium URI, do not specify it until you don’t need a special value, provided to you from TealiumIQ support</text:span></text:p>
        </text:list-item>
        <text:list-item>
          <text:p text:style-name="P74"><text:span text:style-name="T103">accountName</text:span><text:span text:style-name="T102"> – a string value represent your Tealium account name, required</text:span></text:p>
        </text:list-item>
        <text:list-item>
          <text:p text:style-name="P74"><text:span text:style-name="T2">profileName</text:span> - <text:span text:style-name="T102">a string value represent your Tealium profile name, required</text:span></text:p>
        </text:list-item>
        <text:list-item>
          <text:p text:style-name="P65"><text:soft-page-break/><text:span text:style-name="T2">environmentName</text:span> - a string value represent your Tealium environment name, required</text:p>
        </text:list-item>
        <text:list-item>
          <text:p text:style-name="P65"><text:span text:style-name="T2">utagSyncEnabled</text:span> - allows enabling or completely disabling generation of Tealium utag sync script, optional default is true</text:p>
        </text:list-item>
        <text:list-item>
          <text:p text:style-name="P65"><text:span text:style-name="T2">allowCustomUDO </text:span>– allows generation of custom UDO options, reserved for the future uses, not required</text:p>
        </text:list-item>
      </text:list>
      <text:p text:style-name="P37"/>
      <text:h text:style-name="P80" text:outline-level="1"><text:bookmark-start text:name="__RefHeading__1570_306762939"/>Tealium droplets<text:bookmark-end text:name="__RefHeading__1570_306762939"/></text:h>
      <text:p text:style-name="P35"/>
      <text:h text:style-name="Heading_20_2" text:outline-level="2"><text:bookmark-start text:name="__RefHeading__3556_1297038572"/>Using Tealium droplets<text:bookmark-end text:name="__RefHeading__3556_1297038572"/></text:h>
      <text:p text:style-name="P35"/>
      <text:p text:style-name="P35">To be able to render Tealium tags on your web shop front end, you need to insert Tealium droplet to the front end JSP files. Those droplets, will generate the JavaScript tags, which are required by Tealium tag management back-end system. You can put those droplets code to the man application header block JSP, or directly to the page block, depending of your application. In case of Oracle eCommerce CRS 11, you can use the <text:span text:style-name="T2">%DYNAMO_ROOT%\CommerceReferenceStore\Store\Storefront\j2ee-apps\Storefront\store.war\includes\pageStart.jsp</text:span> file for this purpose.</text:p>
      <text:p text:style-name="P6"><text:span text:style-name="T4">Tealium droplets specification follows</text:span></text:p>
      <text:p text:style-name="P6"/>
      <text:h text:style-name="P82" text:outline-level="3"><text:bookmark-start text:name="__RefHeading__1572_306762939"/>/<text:span text:style-name="T101">tealium</text:span>/<text:span text:style-name="T101">droplet</text:span>/UtagSyncDroplet<text:bookmark-end text:name="__RefHeading__1572_306762939"/></text:h>
      <text:p text:style-name="P6"/>
      <text:p text:style-name="P6">Renders the Tealium utag.sync.js tag into the page. Please be aware that this droplet must be used in &lt;head&gt; HTML section.</text:p>
      <text:p text:style-name="P6"/>
      <text:p text:style-name="Heading_20_4"><text:bookmark-start text:name="__RefHeading__1574_306762939"/>Example<text:bookmark-end text:name="__RefHeading__1574_306762939"/></text:p>
      <text:p text:style-name="P6"><text:span text:style-name="T54"><text:tab/></text:span><text:span text:style-name="T74">&lt;%-- Serve the </text:span><text:span text:style-name="T75">Tealium</text:span><text:span text:style-name="T74"> </text:span><text:span text:style-name="T74">eCommerce</text:span><text:span text:style-name="T74"> </text:span><text:span text:style-name="T75">utag.sync.js</text:span><text:span text:style-name="T74"> script --%&gt;</text:span></text:p>
      <text:p text:style-name="P16"><text:span text:style-name="T54"><text:tab/></text:span><text:span text:style-name="T78">&lt;</text:span><text:span text:style-name="T81">dsp:droplet</text:span><text:span text:style-name="T59"> </text:span><text:span text:style-name="T86">name</text:span><text:span text:style-name="T54">=</text:span><text:span text:style-name="T93">"/tealium/droplet/UtagSyncDroplet"</text:span><text:span text:style-name="T78">&gt;</text:span></text:p>
      <text:p text:style-name="P16"><text:span text:style-name="T54"><text:tab/></text:span><text:span text:style-name="T78">&lt;/</text:span><text:span text:style-name="T81">dsp:droplet</text:span><text:span text:style-name="T78">&gt;</text:span></text:p>
      <text:p text:style-name="P11"/>
      <text:p text:style-name="P16">Generates flowing script: </text:p>
      <text:p text:style-name="P16"/>
      <text:p text:style-name="P27">&lt;script type='text/javascript' src='//tags.tiqcdn.com/utag/<text:span text:style-name="T117">account</text:span>/<text:span text:style-name="T117">profile</text:span>/<text:span text:style-name="T117">environment</text:span>/utag.sync.js'&gt;</text:p>
      <text:p text:style-name="P27">&lt;/script&gt;</text:p>
      <text:p text:style-name="P16"/>
      <text:h text:style-name="P83" text:outline-level="3"><text:bookmark-start text:name="__RefHeading__1576_306762939"/><text:soft-page-break/><text:span text:style-name="T118">/</text:span><text:span text:style-name="T99">tealium/droplet/GenericPageDroplet</text:span><text:bookmark-end text:name="__RefHeading__1576_306762939"/></text:h>
      <text:p text:style-name="P11"/>
      <text:p text:style-name="P6"><text:span text:style-name="T4">Generates</text:span><text:span text:style-name="T4"> Tealium script for the generic (unknown) page type</text:span></text:p>
      <text:p text:style-name="P6"/>
      <text:p text:style-name="Heading_20_4"><text:bookmark-start text:name="__RefHeading__1578_306762939"/>Parameters<text:bookmark-end text:name="__RefHeading__1578_306762939"/></text:p>
      <text:p text:style-name="Heading_20_4">Generic page droplet requires flowing parameters from page.</text:p>
      <text:p text:style-name="Heading_20_4"/>
      <text:list xml:id="list4916938784518438987" text:style-name="L4">
        <text:list-item>
          <text:p text:style-name="P75"><text:span text:style-name="T2">pageName</text:span> – string, name of the page, required</text:p>
        </text:list-item>
        <text:list-item>
          <text:p text:style-name="P75"><text:span text:style-name="T2">language</text:span> – string current site locale, required</text:p>
        </text:list-item>
        <text:list-item>
          <text:p text:style-name="P76"><text:span text:style-name="T62">currency</text:span><text:span text:style-name="T60"> – string, curren</text:span><text:span text:style-name="T60">t</text:span><text:span text:style-name="T60"> site curren</text:span><text:span text:style-name="T60">cy,</text:span><text:span text:style-name="T60"> required</text:span></text:p>
        </text:list-item>
      </text:list>
      <text:p text:style-name="Heading_20_4"><text:bookmark-start text:name="__RefHeading__1580_306762939"/>Example<text:bookmark-end text:name="__RefHeading__1580_306762939"/></text:p>
      <text:p text:style-name="P6"><text:span text:style-name="T54"><text:tab/></text:span><text:span text:style-name="T78">&lt;</text:span><text:span text:style-name="T81">dsp:droplet</text:span><text:span text:style-name="T59"> </text:span><text:span text:style-name="T86">name</text:span><text:span text:style-name="T54">=</text:span><text:span text:style-name="T93">"</text:span><text:span text:style-name="T94">/tealium/droplet/GenericPageDroplet</text:span><text:span text:style-name="T93">"</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pageName"</text:span><text:span text:style-name="T59"> </text:span><text:span text:style-name="T86">value</text:span><text:span text:style-name="T54">=</text:span><text:span text:style-name="T93">"</text:span><text:span text:style-name="T93">test</text:span><text:span text:style-name="T93">Page</text:span><text:span text:style-name="T93">"</text:span><text:span text:style-name="T59"> </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language"</text:span><text:span text:style-name="T59"> </text:span><text:span text:style-name="T86">value</text:span><text:span text:style-name="T54">=</text:span><text:span text:style-name="T93">"</text:span><text:span text:style-name="T93">en_US</text:span><text:span text:style-name="T93">" </text:span><text:span text:style-name="T78">/&gt;</text:span></text:p>
      <text:p text:style-name="P16"><text:span text:style-name="T54"><text:tab/><text:tab/></text:span><text:span text:style-name="T81">&lt;</text:span><text:span text:style-name="T83">dsp:param</text:span><text:span text:style-name="T81"> </text:span><text:span text:style-name="T86">name</text:span><text:span text:style-name="T54">=</text:span><text:span text:style-name="T93">"currency"</text:span><text:span text:style-name="T59"> </text:span><text:span text:style-name="T86">value</text:span><text:span text:style-name="T54">=</text:span><text:span text:style-name="T93">"USD"</text:span><text:span text:style-name="T59"> </text:span><text:span text:style-name="T78">/&gt;</text:span></text:p>
      <text:p text:style-name="P16"><text:span text:style-name="T54"><text:tab/></text:span><text:span text:style-name="T78">&lt;/</text:span><text:span text:style-name="T81">dsp:droplet</text:span><text:span text:style-name="T78">&gt;</text:span></text:p>
      <text:p text:style-name="P16"/>
      <text:p text:style-name="P19">Generates flowing tags</text:p>
      <text:p text:style-name="P11"/>
      <text:p text:style-name="P22"><text:span text:style-name="T59">&lt;script type='text/javascript'&gt;<text:line-break/><text:tab/>var utag_data = <text:line-break/>{<text:line-break/><text:tab/>"site_currency":"</text:span><text:span text:style-name="T69">USD</text:span><text:span text:style-name="T59">",<text:line-break/><text:tab/>"site_region":"</text:span><text:span text:style-name="T69">en</text:span><text:span text:style-name="T59">",<text:line-break/><text:tab/>"page_type":"generic",<text:line-break/><text:tab/>"page_name":"</text:span><text:span text:style-name="T69">testPage</text:span><text:span text:style-name="T59">"<text:line-break/>}<text:line-break/>&lt;/script&gt;<text:line-break/>&lt;script type='text/javascript'&gt;<text:line-break/><text:tab/>(function(a,b,c,d){<text:line-break/><text:tab/>a='//tags.tiqcdn.com/utag/</text:span><text:span text:style-name="T61">account</text:span><text:span text:style-name="T59">/</text:span><text:span text:style-name="T61">profile</text:span><text:span text:style-name="T59">/</text:span><text:span text:style-name="T61">environment</text:span><text:span text:style-name="T59">/</text:span><text:span text:style-name="T59">/utag.js';<text:line-break/><text:tab/>b=document;c='script';d=b.createElement(c);d.src=a;d.type='text/java'+c;d.async=true;<text:line-break/><text:tab/>a=b.getElementsByTagName(c)[0];a.parentNode.insertBefore(d,a);<text:line-break/><text:tab/>})();<text:line-break/>&lt;/script&gt;</text:span></text:p>
      <text:h text:style-name="Heading_20_3" text:outline-level="3"><text:bookmark-start text:name="__RefHeading__1582_306762939"/>/tealium/droplet/HomePageDroplet<text:bookmark-end text:name="__RefHeading__1582_306762939"/></text:h>
      <text:p text:style-name="P6"><text:span text:style-name="T4">Generates</text:span><text:span text:style-name="T4"> Tealium script for the </text:span><text:span text:style-name="T4">home</text:span><text:span text:style-name="T4"> page type</text:span></text:p>
      <text:p text:style-name="P6"/>
      <text:p text:style-name="Heading_20_4"><text:bookmark-start text:name="__RefHeading__1584_306762939"/>Parameters<text:bookmark-end text:name="__RefHeading__1584_306762939"/></text:p>
      <text:list xml:id="list1752722372" text:continue-numbering="true" text:style-name="L4">
        <text:list-item>
          <text:p text:style-name="P66"><text:span text:style-name="T2">pageName</text:span> – string, name of the page, required</text:p>
        </text:list-item>
        <text:list-item>
          <text:p text:style-name="P66"><text:span text:style-name="T2">language</text:span> – string current site locale, required</text:p>
        </text:list-item>
        <text:list-item>
          <text:p text:style-name="P68"><text:soft-page-break/><text:span text:style-name="T62">currency</text:span><text:span text:style-name="T60"> – string, curren</text:span><text:span text:style-name="T60">t</text:span><text:span text:style-name="T60"> site curren</text:span><text:span text:style-name="T60">cy,</text:span><text:span text:style-name="T60"> required</text:span></text:p>
        </text:list-item>
      </text:list>
      <text:p text:style-name="Heading_20_4">Example</text:p>
      <text:p text:style-name="P16"><text:span text:style-name="T54"><text:tab/></text:span><text:span text:style-name="T78">&lt;</text:span><text:span text:style-name="T81">dsp:droplet</text:span><text:span text:style-name="T59"> </text:span><text:span text:style-name="T86">name</text:span><text:span text:style-name="T54">=</text:span><text:span text:style-name="T93">"/tealium/droplet/HomePageDroplet"</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pageName"</text:span><text:span text:style-name="T59"> </text:span><text:span text:style-name="T86">value</text:span><text:span text:style-name="T54">=</text:span><text:span text:style-name="T93">"</text:span><text:span text:style-name="T93">H</text:span><text:span text:style-name="T93">ome Page"</text:span><text:span text:style-name="T59"> </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language"</text:span><text:span text:style-name="T59"> </text:span><text:span text:style-name="T86">value</text:span><text:span text:style-name="T54">=</text:span><text:span text:style-name="T93">"</text:span><text:span text:style-name="T93">en_US</text:span><text:span text:style-name="T93">"</text:span><text:span text:style-name="T59"> </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currency"</text:span><text:span text:style-name="T59"> </text:span><text:span text:style-name="T86">value</text:span><text:span text:style-name="T54">=</text:span><text:span text:style-name="T93">"USD"</text:span><text:span text:style-name="T59"> </text:span><text:span text:style-name="T78">/&gt;</text:span></text:p>
      <text:p text:style-name="P16"><text:span text:style-name="T54"><text:tab/></text:span><text:span text:style-name="T78">&lt;/</text:span><text:span text:style-name="T81">dsp:droplet</text:span><text:span text:style-name="T78">&gt;</text:span></text:p>
      <text:p text:style-name="P16"/>
      <text:p text:style-name="P19">Generates flowing tags</text:p>
      <text:p text:style-name="P19"/>
      <text:p text:style-name="P23">&lt;script type='text/javascript'&gt;<text:line-break/><text:tab/>var utag_data = <text:line-break/>{<text:line-break/><text:tab/>"site_currency":"<text:span text:style-name="T2">USD</text:span>",<text:line-break/><text:tab/>"site_region":"<text:span text:style-name="T2">en_</text:span><text:span text:style-name="T2">US</text:span>",<text:line-break/><text:tab/>"page_type":"home",<text:line-break/><text:tab/>"page_name":"<text:span text:style-name="T2">Home Page</text:span>"<text:line-break/>}<text:line-break/>&lt;/script&gt;<text:line-break/>&lt;script type='text/javascript'&gt;<text:line-break/><text:tab/>(function(a,b,c,d){<text:line-break/><text:tab/>a='//tags.tiqcdn.com/utag/<text:span text:style-name="T117">account</text:span>/<text:span text:style-name="T117">profile</text:span>/<text:span text:style-name="T117">environment</text:span>/utag.js';<text:line-break/><text:tab/>b=document;c='script';d=b.createElement(c);d.src=a;d.type='text/java'+c;d.async=true;<text:line-break/><text:tab/>a=b.getElementsByTagName(c)[0];a.parentNode.insertBefore(d,a);<text:line-break/><text:tab/>})();<text:line-break/>&lt;/script&gt;</text:p>
      <text:h text:style-name="Heading_20_3" text:outline-level="3"><text:bookmark-start text:name="__RefHeading__1586_306762939"/>/tealium/droplet/CustomerDetailDroplet<text:bookmark-end text:name="__RefHeading__1586_306762939"/></text:h>
      <text:p text:style-name="P6"><text:span text:style-name="T4">Generates</text:span><text:span text:style-name="T4"> Tealium </text:span><text:span text:style-name="T4">tags</text:span><text:span text:style-name="T4"> for the </text:span><text:span text:style-name="T4">account </text:span><text:span text:style-name="T4">page type</text:span></text:p>
      <text:p text:style-name="P6"/>
      <text:p text:style-name="Heading_20_4"><text:bookmark-start text:name="__RefHeading__1588_306762939"/>Parameters<text:bookmark-end text:name="__RefHeading__1588_306762939"/></text:p>
      <text:list xml:id="list1907248115" text:continue-numbering="true" text:style-name="L4">
        <text:list-item>
          <text:p text:style-name="P66"><text:span text:style-name="T2">pageName</text:span> – string, name of the page, required</text:p>
        </text:list-item>
        <text:list-item>
          <text:p text:style-name="P68"><text:span text:style-name="T62">language</text:span><text:span text:style-name="T60"> – string current site locale, required</text:span></text:p>
        </text:list-item>
        <text:list-item>
          <text:p text:style-name="P68"><text:span text:style-name="T70">currency</text:span><text:span text:style-name="T60"> – string, curren</text:span><text:span text:style-name="T60">t</text:span><text:span text:style-name="T60"> site curren</text:span><text:span text:style-name="T60">cy,</text:span><text:span text:style-name="T60"> required</text:span></text:p>
        </text:list-item>
        <text:list-item>
          <text:p text:style-name="P69"><text:span text:style-name="T71">profile</text:span><text:span text:style-name="T63"> – atg.userprofiling.Profile, required</text:span></text:p>
        </text:list-item>
      </text:list>
      <text:p text:style-name="Heading_20_4">Example</text:p>
      <text:p text:style-name="P14"><text:span text:style-name="T54"><text:tab/></text:span><text:span text:style-name="T78">&lt;</text:span><text:span text:style-name="T82">dsp:droplet</text:span><text:span text:style-name="T59"> </text:span><text:span text:style-name="T86">name</text:span><text:span text:style-name="T54">=</text:span><text:span text:style-name="T93">"/tealium/droplet/CustomerDetailDroplet"</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pageName"</text:span><text:span text:style-name="T59"> </text:span></text:p>
      <text:p text:style-name="P28"><text:span text:style-name="T86">value</text:span><text:span text:style-name="T54">=</text:span><text:span text:style-name="T93">"</text:span><text:span text:style-name="T94">myAccountPage</text:span><text:span text:style-name="T93">" /&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language"</text:span><text:span text:style-name="T59"> </text:span><text:span text:style-name="T86">value</text:span><text:span text:style-name="T54">=</text:span><text:span text:style-name="T93">"</text:span><text:span text:style-name="T94">en_US</text:span><text:span text:style-name="T93">"</text:span><text:span text:style-name="T59"> </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currency"</text:span><text:span text:style-name="T59"> </text:span><text:span text:style-name="T86">value</text:span><text:span text:style-name="T54">=</text:span><text:span text:style-name="T93">"USD"</text:span><text:span text:style-name="T59"> </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profile"</text:span><text:span text:style-name="T59"> </text:span><text:span text:style-name="T86">bean</text:span><text:span text:style-name="T54">=</text:span><text:span text:style-name="T93">"/atg/userprofiling/Profile"</text:span><text:span text:style-name="T78">/&gt;</text:span></text:p>
      <text:p text:style-name="P16"><text:span text:style-name="T54"><text:tab/></text:span><text:span text:style-name="T78">&lt;/</text:span><text:span text:style-name="T82">dsp:droplet</text:span><text:span text:style-name="T78">&gt;</text:span></text:p>
      <text:p text:style-name="P16"/>
      <text:p text:style-name="P19">Generates flowing tags</text:p>
      <text:p text:style-name="P19"><text:soft-page-break/></text:p>
      <text:p text:style-name="P23">&lt;script type='text/javascript'&gt;<text:line-break/><text:tab/>var utag_data = <text:line-break/>{<text:line-break/><text:tab/>"site_currency":"<text:span text:style-name="T2">USD</text:span>",<text:line-break/><text:tab/>"customer_email":"<text:span text:style-name="T2">test@example.com</text:span>",<text:line-break/><text:tab/>"customer_name":"<text:span text:style-name="T2">Test</text:span>",<text:line-break/><text:tab/>"site_region":"<text:span text:style-name="T2">en_</text:span><text:span text:style-name="T2">US</text:span>",<text:line-break/><text:tab/>"gender":"<text:span text:style-name="T2">male</text:span>",<text:line-break/><text:tab/>"page_name":"<text:span text:style-name="T2">myAccountPage</text:span>",<text:line-break/><text:tab/>"customer_type":"",<text:line-break/><text:tab/>"customer_id":"<text:span text:style-name="T2">tstUsr</text:span>"<text:line-break/>}<text:line-break/>&lt;/script&gt;<text:line-break/>&lt;script type='text/javascript'&gt;<text:line-break/><text:tab/>(function(a,b,c,d){<text:line-break/><text:tab/>a='//tags.tiqcdn.com/utag/<text:span text:style-name="T117">account</text:span>/<text:span text:style-name="T117">profile</text:span>/<text:span text:style-name="T117">environment</text:span>//utag.js';<text:line-break/><text:tab/>b=document;c='script';d=b.createElement(c);d.src=a;d.type='text/java'+c;d.async=true;<text:line-break/><text:tab/>a=b.getElementsByTagName(c)[0];a.parentNode.insertBefore(d,a);<text:line-break/><text:tab/>})();<text:line-break/>&lt;/script&gt;</text:p>
      <text:h text:style-name="Heading_20_3" text:outline-level="3"><text:bookmark-start text:name="__RefHeading__1590_306762939"/>/tealium/droplet/ProductDetailDroplet<text:bookmark-end text:name="__RefHeading__1590_306762939"/></text:h>
      <text:p text:style-name="P14"/>
      <text:p text:style-name="P14">Generates Tealium tags for the product details page</text:p>
      <text:p text:style-name="P14"/>
      <text:p text:style-name="Heading_20_4"><text:bookmark-start text:name="__RefHeading__1592_306762939"/>Parameters<text:bookmark-end text:name="__RefHeading__1592_306762939"/></text:p>
      <text:list xml:id="list566197846" text:continue-numbering="true" text:style-name="L4">
        <text:list-item>
          <text:p text:style-name="P75"><text:span text:style-name="T97">pageName</text:span> – string, name of the page, required</text:p>
        </text:list-item>
        <text:list-item>
          <text:p text:style-name="P76"><text:span text:style-name="T70">language</text:span><text:span text:style-name="T60"> – string current site locale, required</text:span></text:p>
        </text:list-item>
        <text:list-item>
          <text:p text:style-name="P76"><text:span text:style-name="T70">currency</text:span><text:span text:style-name="T60"> – string, curren</text:span><text:span text:style-name="T60">t</text:span><text:span text:style-name="T60"> site curren</text:span><text:span text:style-name="T60">cy,</text:span><text:span text:style-name="T60"> required</text:span></text:p>
        </text:list-item>
        <text:list-item>
          <text:p text:style-name="P76"><text:span text:style-name="T70">product</text:span><text:span text:style-name="T60"> – atg.repository.RepositoryItem </text:span><text:span text:style-name="T60">representing</text:span><text:span text:style-name="T60"> the ATG catalog product, </text:span><text:span text:style-name="T60">required</text:span></text:p>
        </text:list-item>
      </text:list>
      <text:p text:style-name="Heading_20_4"><text:bookmark-start text:name="__RefHeading__1594_306762939"/>Example<text:bookmark-end text:name="__RefHeading__1594_306762939"/></text:p>
      <text:p text:style-name="P12"/>
      <text:p text:style-name="P14"><text:span text:style-name="T54"><text:tab/></text:span><text:span text:style-name="T78">&lt;</text:span><text:span text:style-name="T81">dsp:importbean</text:span><text:span text:style-name="T59"> </text:span><text:span text:style-name="T86">bean</text:span><text:span text:style-name="T54">=</text:span><text:span text:style-name="T93">"/tealium/droplet/ProductDetailDroplet"</text:span><text:span text:style-name="T59"> </text:span><text:span text:style-name="T78">/&gt;</text:span></text:p>
      <text:p text:style-name="P16"><text:span text:style-name="T54"><text:tab/></text:span><text:span text:style-name="T78">&lt;</text:span><text:span text:style-name="T81">dsp:droplet</text:span><text:span text:style-name="T59"> </text:span><text:span text:style-name="T86">name</text:span><text:span text:style-name="T54">=</text:span><text:span text:style-name="T93">"/atg/commerce/catalog/ProductLookup"</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id"</text:span><text:span text:style-name="T59"> </text:span><text:span text:style-name="T86">param</text:span><text:span text:style-name="T54">=</text:span><text:span text:style-name="T93">"</text:span><text:span text:style-name="T54">productId</text:span><text:span text:style-name="T93">"</text:span><text:span text:style-name="T59"> </text:span><text:span text:style-name="T78">/&gt;</text:span></text:p>
      <text:p text:style-name="P16"><text:span text:style-name="T54"><text:tab/><text:tab/></text:span><text:span text:style-name="T78">&lt;</text:span><text:span text:style-name="T81">dsp:oparam</text:span><text:span text:style-name="T59"> </text:span><text:span text:style-name="T86">name</text:span><text:span text:style-name="T54">=</text:span><text:span text:style-name="T93">"output"</text:span><text:span text:style-name="T78">&gt;</text:span></text:p>
      <text:p text:style-name="P16"><text:span text:style-name="T54"><text:tab/><text:tab/><text:tab/></text:span><text:span text:style-name="T78">&lt;</text:span><text:span text:style-name="T81">dsp:droplet</text:span><text:span text:style-name="T59"> </text:span><text:span text:style-name="T86">name</text:span><text:span text:style-name="T54">=</text:span><text:span text:style-name="T93">"ProductDetailDroplet"</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pageName"</text:span></text:p>
      <text:p text:style-name="P45"><text:span text:style-name="T86">value</text:span><text:span text:style-name="T54">=</text:span><text:span text:style-name="T93">"</text:span><text:span text:style-name="T96">Product Page</text:span><text:span text:style-name="T93">"</text:span><text:span text:style-name="T59"> </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language"</text:span><text:span text:style-name="T59"> </text:span><text:span text:style-name="T86">value</text:span><text:span text:style-name="T54">=</text:span><text:span text:style-name="T93">"</text:span><text:span text:style-name="T93">en_US</text:span><text:span text:style-name="T93">"</text:span><text:span text:style-name="T59"> </text:span><text:span text:style-name="T78">/&gt;</text:span></text:p>
      <text:p text:style-name="P16"><text:span text:style-name="T78"><text:tab/><text:tab/><text:tab/><text:tab/>&lt;</text:span><text:span text:style-name="T81">dsp:param</text:span><text:span text:style-name="T78"> </text:span><text:span text:style-name="T86">name</text:span><text:span text:style-name="T54">=</text:span><text:span text:style-name="T93">"</text:span><text:span text:style-name="T93">currency</text:span><text:span text:style-name="T93">"</text:span><text:span text:style-name="T78"> </text:span><text:span text:style-name="T86">value</text:span><text:span text:style-name="T54">=</text:span><text:span text:style-name="T93">"</text:span><text:span text:style-name="T93">USD</text:span><text:span text:style-name="T93">"</text:span><text:span text:style-name="T78"> /&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product"</text:span><text:span text:style-name="T59"> </text:span><text:span text:style-name="T86">param</text:span><text:span text:style-name="T54">=</text:span><text:span text:style-name="T93">"element"</text:span><text:span text:style-name="T59"> </text:span><text:span text:style-name="T78">/&gt;</text:span></text:p>
      <text:p text:style-name="P16"><text:span text:style-name="T54"><text:tab/><text:tab/><text:tab/></text:span><text:span text:style-name="T78">&lt;/</text:span><text:span text:style-name="T81">dsp:droplet</text:span><text:span text:style-name="T78">&gt;</text:span></text:p>
      <text:p text:style-name="P16"><text:span text:style-name="T54"><text:tab/><text:tab/></text:span><text:span text:style-name="T78">&lt;/</text:span><text:span text:style-name="T81">dsp:oparam</text:span><text:span text:style-name="T78">&gt;</text:span></text:p>
      <text:p text:style-name="P16"><text:span text:style-name="T54"><text:tab/></text:span><text:span text:style-name="T78">&lt;/</text:span><text:span text:style-name="T81">dsp:droplet</text:span><text:span text:style-name="T78">&gt;</text:span></text:p>
      <text:p text:style-name="P13"/>
      <text:p text:style-name="P13"/>
      <text:p text:style-name="P20"><text:soft-page-break/>Generates flowing tags</text:p>
      <text:p text:style-name="P20"/>
      <text:p text:style-name="P51">&lt;script type='text/javascript'&gt;<text:line-break/><text:tab/>var utag_data = <text:line-break/>{<text:line-break/><text:tab/>"page_category_name":"",<text:line-break/><text:tab/>"page_subcategory_name":"",<text:line-break/><text:tab/>"product_id":["TP0"],<text:line-break/><text:tab/>"product_name":["Test1Product"],<text:line-break/><text:tab/>"site_region":"en_US",<text:line-break/><text:tab/>"page_section_name":"",<text:line-break/><text:tab/>"product_unit_price":["10.0"],<text:line-break/><text:tab/>"product_category":["Test0”],<text:line-break/><text:tab/>"site_currency":"USD",<text:line-break/><text:tab/>"product_sku":["TSKU0"],<text:line-break/><text:tab/>"product_brand":["TestBrand0"],<text:line-break/><text:tab/>"page_type":"product",<text:line-break/><text:tab/>"page_name":"Test Product",<text:line-break/><text:tab/>"product_list_price":["10.0"]<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13"/>
      <text:h text:style-name="Heading_20_3" text:outline-level="3"><text:bookmark-start text:name="__RefHeading__1596_306762939"/>/tealium/droplet/CategoryPageDroplet<text:bookmark-end text:name="__RefHeading__1596_306762939"/></text:h>
      <text:p text:style-name="P14"/>
      <text:p text:style-name="P14">Generates Tealium tags for the browse category content page</text:p>
      <text:p text:style-name="P14"/>
      <text:p text:style-name="Heading_20_4"><text:bookmark-start text:name="__RefHeading__1598_306762939"/><text:span text:style-name="T4">P</text:span><text:span text:style-name="T4">arameters</text:span><text:bookmark-end text:name="__RefHeading__1598_306762939"/></text:p>
      <text:list xml:id="list1522685675" text:continue-numbering="true" text:style-name="L4">
        <text:list-item>
          <text:p text:style-name="P66"><text:span text:style-name="T97">pageName</text:span> – string, name of the page, required</text:p>
        </text:list-item>
        <text:list-item>
          <text:p text:style-name="P66"><text:span text:style-name="T97">language</text:span> – string current site locale, required</text:p>
        </text:list-item>
        <text:list-item>
          <text:p text:style-name="P66"><text:span text:style-name="T97">currency</text:span> – string, current site currency, required</text:p>
        </text:list-item>
        <text:list-item>
          <text:p text:style-name="P53"><text:span text:style-name="T97">category</text:span> – atg.repository.RepositoryItem representing the ATG catalog category, required</text:p>
        </text:list-item>
      </text:list>
      <text:p text:style-name="Heading_20_4">Example</text:p>
      <text:p text:style-name="P14"><text:span text:style-name="T54"><text:tab/></text:span><text:span text:style-name="T78">&lt;</text:span><text:span text:style-name="T81">dsp:droplet</text:span><text:span text:style-name="T59"> </text:span><text:span text:style-name="T86">name</text:span><text:span text:style-name="T54">=</text:span><text:span text:style-name="T93">"/atg/commerce/catalog/CategoryLookup"</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id"</text:span><text:span text:style-name="T59"> </text:span><text:span text:style-name="T86">param</text:span><text:span text:style-name="T54">=</text:span><text:span text:style-name="T93">"</text:span><text:span text:style-name="T54">c</text:span><text:span text:style-name="T54">ategoryId</text:span><text:span text:style-name="T93">"</text:span><text:span text:style-name="T59"> </text:span><text:span text:style-name="T78">/&gt;</text:span></text:p>
      <text:p text:style-name="P16"><text:span text:style-name="T54"><text:tab/><text:tab/></text:span><text:span text:style-name="T78">&lt;</text:span><text:span text:style-name="T81">dsp:oparam</text:span><text:span text:style-name="T59"> </text:span><text:span text:style-name="T86">name</text:span><text:span text:style-name="T54">=</text:span><text:span text:style-name="T93">"output"</text:span><text:span text:style-name="T78">&gt;</text:span></text:p>
      <text:p text:style-name="P16"><text:span text:style-name="T54"><text:tab/><text:tab/><text:tab/></text:span><text:span text:style-name="T78">&lt;</text:span><text:span text:style-name="T81">dsp:droplet</text:span><text:span text:style-name="T59"> </text:span><text:span text:style-name="T86">name</text:span><text:span text:style-name="T54">=</text:span><text:span text:style-name="T93">"/tealium/droplet/CategoryPageDroplet"</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category"</text:span><text:span text:style-name="T59"> </text:span><text:span text:style-name="T86">param</text:span><text:span text:style-name="T54">=</text:span><text:span text:style-name="T93">"element"</text:span><text:span text:style-name="T59"> </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pageName"</text:span><text:span text:style-name="T59"> </text:span><text:span text:style-name="T86">value</text:span><text:span text:style-name="T54">=</text:span><text:span text:style-name="T93">"</text:span><text:span text:style-name="T93">categoryPage</text:span><text:span text:style-name="T93">"</text:span><text:span text:style-name="T59"> </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language"</text:span><text:span text:style-name="T59"> </text:span><text:span text:style-name="T86">value</text:span><text:span text:style-name="T54">=</text:span><text:span text:style-name="T93">"</text:span><text:span text:style-name="T93">en_US" </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currency"</text:span><text:span text:style-name="T59"> </text:span><text:span text:style-name="T86">value</text:span><text:span text:style-name="T54">=</text:span><text:span text:style-name="T93">"USD"</text:span><text:span text:style-name="T59"> </text:span><text:span text:style-name="T78">/&gt;</text:span></text:p>
      <text:p text:style-name="P16"><text:span text:style-name="T54"><text:tab/><text:tab/><text:tab/></text:span><text:span text:style-name="T78">&lt;/</text:span><text:span text:style-name="T81">dsp:droplet</text:span><text:span text:style-name="T78">&gt;</text:span></text:p>
      <text:p text:style-name="P16"><text:soft-page-break/><text:span text:style-name="T54"><text:tab/><text:tab/></text:span><text:span text:style-name="T78">&lt;/</text:span><text:span text:style-name="T81">dsp:oparam</text:span><text:span text:style-name="T78">&gt;</text:span></text:p>
      <text:p text:style-name="P16"><text:span text:style-name="T54"><text:tab/></text:span><text:span text:style-name="T78">&lt;/</text:span><text:span text:style-name="T81">dsp:droplet</text:span><text:span text:style-name="T78">&gt;</text:span></text:p>
      <text:p text:style-name="P14"/>
      <text:p text:style-name="P20">Generates flowing tags</text:p>
      <text:p text:style-name="P20"/>
      <text:p text:style-name="P18"><text:span text:style-name="T26">&lt;script type='text/javascript'&gt;<text:line-break/><text:tab/>var utag_data = <text:line-break/>{<text:line-break/><text:tab/>"page_category_name":"</text:span><text:span text:style-name="T29">TestCat0</text:span><text:span text:style-name="T26">",<text:line-break/></text:span><text:span text:style-name="T26"><text:tab/>"page_subcategory_name":"",<text:line-break/><text:tab/>"site_currency":"</text:span><text:span text:style-name="T29">USD</text:span><text:span text:style-name="T26">",<text:line-break/><text:tab/>"site_region":"</text:span><text:span text:style-name="T29">en_</text:span><text:span text:style-name="T29">US</text:span><text:span text:style-name="T26">",<text:line-break/><text:tab/>"page_type":"product",<text:line-break/><text:tab/>"page_section_name":"",<text:line-break/><text:tab/>"page_name":"</text:span><text:span text:style-name="T29">Category Page</text:span><text:span text:style-name="T26">"<text:line-break/>}<text:line-break/>&lt;/script&gt;<text:line-break/>&lt;script type='text/javascript'&gt;<text:line-break/><text:tab/>(function(a,b,c,d){<text:line-break/><text:tab/>a='//tags.tiqcdn.com/utag/</text:span><text:span text:style-name="T28">account</text:span><text:span text:style-name="T26">/</text:span><text:span text:style-name="T28">profile</text:span><text:span text:style-name="T26">/</text:span><text:span text:style-name="T28">environment</text:span><text:span text:style-name="T26">/utag.js';<text:line-break/><text:tab/>b=document;c='script';d=b.createElement(c);d.src=a;d.type='text/java'+c;d.async=true;<text:line-break/><text:tab/>a=b.getElementsByTagName(c)[0];a.parentNode.insertBefore(d,a);<text:line-break/><text:tab/>})();<text:line-break/>&lt;/script&gt; </text:span></text:p>
      <text:p text:style-name="P14"/>
      <text:h text:style-name="Heading_20_3" text:outline-level="3"><text:bookmark-start text:name="__RefHeading__3594_1297038572"/>/tealium/droplet/ShoppingCartDroplet<text:bookmark-end text:name="__RefHeading__3594_1297038572"/></text:h>
      <text:p text:style-name="P15"/>
      <text:p text:style-name="P14">Generates Tealium tags for the basket page</text:p>
      <text:p text:style-name="Heading_20_4"><text:bookmark-start text:name="__RefHeading__1598_30676293911"/><text:span text:style-name="T4">P</text:span><text:span text:style-name="T4">arameters</text:span><text:bookmark-end text:name="__RefHeading__1598_30676293911"/></text:p>
      <text:list xml:id="list1151046236" text:continue-numbering="true" text:style-name="L4">
        <text:list-item>
          <text:p text:style-name="P66"><text:span text:style-name="T97">pageName</text:span> – string, name of the page, required</text:p>
        </text:list-item>
        <text:list-item>
          <text:p text:style-name="P66"><text:span text:style-name="T97">language</text:span> – string current site locale, required</text:p>
        </text:list-item>
        <text:list-item>
          <text:p text:style-name="P66"><text:span text:style-name="T97">currency</text:span> – string, current site currency, required</text:p>
        </text:list-item>
        <text:list-item>
          <text:p text:style-name="P70"><text:span text:style-name="T33">shoppingCart</text:span><text:span text:style-name="T90"> </text:span><text:span text:style-name="T35"><text:s/>- </text:span><text:span text:style-name="T34">atg.commerce.order.OrderHolder</text:span><text:span text:style-name="T35"> A</text:span><text:span text:style-name="T35">TG </text:span><text:span text:style-name="T35">shopping cart component</text:span><text:span text:style-name="T35">, </text:span><text:span text:style-name="T35">required</text:span></text:p>
          <text:p text:style-name="P67"/>
          <text:p text:style-name="P79">Example</text:p>
          <text:p text:style-name="P48"><text:span text:style-name="T50"><text:tab/></text:span><text:span text:style-name="T76">&lt;</text:span><text:span text:style-name="T79">dsp:importbean</text:span><text:span text:style-name="T72"> </text:span><text:span text:style-name="T84">bean</text:span><text:span text:style-name="T50">=</text:span><text:span text:style-name="T92">"/tealium/droplet/ShoppingCar</text:span><text:span text:style-name="T92">t</text:span><text:span text:style-name="T92">Droplet"</text:span><text:span text:style-name="T72"> </text:span><text:span text:style-name="T76">/&gt;</text:span></text:p>
        </text:list-item>
      </text:list>
      <text:p text:style-name="P17"><text:span text:style-name="T76"><text:tab/>&lt;</text:span><text:span text:style-name="T79">dsp:droplet</text:span><text:span text:style-name="T72"> </text:span><text:span text:style-name="T84">name</text:span><text:span text:style-name="T50">=</text:span><text:span text:style-name="T89">"ShoppingCartDroplet"</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pageName"</text:span><text:span text:style-name="T72"> </text:span><text:span text:style-name="T84">value</text:span><text:span text:style-name="T50">=</text:span><text:span text:style-name="T89">"</text:span><text:span text:style-name="T89">basket</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language"</text:span><text:span text:style-name="T72"> </text:span><text:span text:style-name="T84">value</text:span><text:span text:style-name="T50">=</text:span><text:span text:style-name="T89">"</text:span><text:span text:style-name="T89">en_US</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currency"</text:span><text:span text:style-name="T72"> </text:span><text:span text:style-name="T84">value</text:span><text:span text:style-name="T50">=</text:span><text:span text:style-name="T89">"USD"</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shoppingCart"</text:span><text:span text:style-name="T72"> </text:span><text:span text:style-name="T84">bean</text:span><text:span text:style-name="T50">=</text:span><text:span text:style-name="T89">"/atg/commerce/ShoppingCart"</text:span><text:span text:style-name="T72"> </text:span><text:span text:style-name="T76">/&gt;</text:span></text:p>
      <text:p text:style-name="P17"><text:span text:style-name="T76"><text:tab/>&lt;/</text:span><text:span text:style-name="T79">dsp:droplet</text:span><text:span text:style-name="T76">&gt;</text:span></text:p>
      <text:p text:style-name="P47"/>
      <text:p text:style-name="P21">Generates flowing tags</text:p>
      <text:p text:style-name="P21"/>
      <text:p text:style-name="P24"><text:soft-page-break/>&lt;script type='text/javascript'&gt;<text:line-break/><text:tab/>var utag_data = <text:line-break/>{<text:line-break/><text:tab/>"product_category":["TestCat","TestCat"],<text:line-break/><text:tab/>"product_id":["TP0","TP0"],<text:line-break/><text:tab/>"product_unit_price":["100.0","200.0"],<text:line-break/><text:tab/>"product_sku":["TSKU0","TSKU1"],<text:line-break/><text:tab/>"site_currency":"USD",<text:line-break/><text:tab/>"product_name":["TestSKU0","TestSKU1"],<text:line-break/><text:tab/>"product_quantity":["1","2"],<text:line-break/><text:tab/>"product_brand":["TestBrand","TestBrand"],<text:line-break/><text:tab/>"site_region":"en",<text:line-break/><text:tab/>"cart_total":"560.0",<text:line-break/><text:tab/>"page_type":"checkout",<text:line-break/><text:tab/>"page_name":"ShopingCard",<text:line-break/><text:tab/>"product_list_price":["100.0","400.0"]<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h text:style-name="Heading_20_3" text:outline-level="3"><text:bookmark-start text:name="__RefHeading__3030_1745427234"/>/tealium/droplet/OrderConfirmationDroplet<text:bookmark-end text:name="__RefHeading__3030_1745427234"/></text:h>
      <text:p text:style-name="P25"/>
      <text:p text:style-name="P14">Generates Tealium tags for the order confirmation page</text:p>
      <text:p text:style-name="Heading_20_4"><text:bookmark-start text:name="__RefHeading__1598_306762939111"/><text:span text:style-name="T4">P</text:span><text:span text:style-name="T4">arameters</text:span><text:bookmark-end text:name="__RefHeading__1598_306762939111"/></text:p>
      <text:list xml:id="list2036924086" text:continue-numbering="true" text:style-name="L4">
        <text:list-item>
          <text:p text:style-name="P66"><text:span text:style-name="T97">pageName</text:span> – string, name of the page, required</text:p>
        </text:list-item>
        <text:list-item>
          <text:p text:style-name="P66"><text:span text:style-name="T97">language</text:span> – string current site locale, required</text:p>
        </text:list-item>
        <text:list-item>
          <text:p text:style-name="P66"><text:span text:style-name="T98">currency</text:span><text:span text:style-name="T5"> – string, current site currency, required</text:span></text:p>
        </text:list-item>
        <text:list-item>
          <text:p text:style-name="P53"><text:span text:style-name="T98">order</text:span><text:span text:style-name="T6"> - </text:span><text:span text:style-name="T5">atg.commerce.order.Order, </text:span><text:span text:style-name="T5">ATG order bean, </text:span><text:span text:style-name="T5">required</text:span></text:p>
          <text:p text:style-name="P54"/>
        </text:list-item>
        <text:list-item>
          <text:p text:style-name="P56"><text:span text:style-name="T116">userEmail</text:span><text:span text:style-name="T5"> – </text:span><text:span text:style-name="T5">string, customer email, </text:span><text:span text:style-name="T5">optional</text:span></text:p>
          <text:p text:style-name="P53"/>
        </text:list-item>
      </text:list>
      <text:p text:style-name="P5">Example</text:p>
      <text:p text:style-name="P5"><text:span text:style-name="T50"><text:tab/></text:span><text:span text:style-name="T76">&lt;</text:span><text:span text:style-name="T79">dsp:getvalueof</text:span><text:span text:style-name="T72"> </text:span><text:span text:style-name="T84">var</text:span><text:span text:style-name="T50">=</text:span><text:span text:style-name="T92">"currentProfile"</text:span><text:span text:style-name="T72"> </text:span><text:span text:style-name="T84">bean</text:span><text:span text:style-name="T50">=</text:span><text:span text:style-name="T92">"/atg/userprofiling/Profile"</text:span><text:span text:style-name="T76">/&gt;</text:span></text:p>
      <text:p text:style-name="P17"><text:span text:style-name="T50"><text:tab/></text:span><text:span text:style-name="T73">&lt;%-- Handle the guest checkout without email --%&gt;</text:span></text:p>
      <text:p text:style-name="P17"><text:span text:style-name="T50"><text:tab/></text:span><text:span text:style-name="T76">&lt;</text:span><text:span text:style-name="T79">dsp:getvalueof</text:span><text:span text:style-name="T72"> </text:span><text:span text:style-name="T84">var</text:span><text:span text:style-name="T50">=</text:span><text:span text:style-name="T89">"userEmail"</text:span><text:span text:style-name="T72"> </text:span><text:span text:style-name="T84">value</text:span><text:span text:style-name="T50">=</text:span><text:span text:style-name="T89">"unknown"</text:span><text:span text:style-name="T76">/&gt;</text:span><text:span text:style-name="T50"><text:tab/><text:tab/><text:tab/></text:span></text:p>
      <text:p text:style-name="P17"><text:span text:style-name="T50"><text:tab/></text:span><text:span text:style-name="T76">&lt;</text:span><text:span text:style-name="T79">c:if</text:span><text:span text:style-name="T72"> </text:span><text:span text:style-name="T84">test</text:span><text:span text:style-name="T50">=</text:span><text:span text:style-name="T89">"</text:span><text:span text:style-name="T50">${</text:span><text:span text:style-name="T104">not </text:span><text:span text:style-name="T50">currentProfile.transient}</text:span><text:span text:style-name="T89">"</text:span><text:span text:style-name="T76">&gt;</text:span><text:span text:style-name="T50"><text:tab/></text:span></text:p>
      <text:p text:style-name="P17"><text:span text:style-name="T50"><text:tab/><text:tab/></text:span><text:span text:style-name="T76">&lt;</text:span><text:span text:style-name="T79">dsp:getvalueof</text:span><text:span text:style-name="T72"> </text:span><text:span text:style-name="T84">var</text:span><text:span text:style-name="T50">=</text:span><text:span text:style-name="T89">"userEmail"</text:span><text:span text:style-name="T72"> </text:span><text:span text:style-name="T84">value</text:span><text:span text:style-name="T50">=</text:span><text:span text:style-name="T89">"</text:span><text:span text:style-name="T50">${currentProfile.email}</text:span><text:span text:style-name="T89">"</text:span><text:span text:style-name="T72"> </text:span><text:span text:style-name="T76">/&gt;</text:span></text:p>
      <text:p text:style-name="P17"><text:span text:style-name="T50"><text:tab/></text:span><text:span text:style-name="T76">&lt;/</text:span><text:span text:style-name="T79">c:if</text:span><text:span text:style-name="T76">&gt;</text:span></text:p>
      <text:p text:style-name="P17"><text:span text:style-name="T50"><text:tab/></text:span><text:span text:style-name="T76">&lt;</text:span><text:span text:style-name="T79">dsp:droplet</text:span><text:span text:style-name="T72"> </text:span><text:span text:style-name="T84">name</text:span><text:span text:style-name="T50">=</text:span><text:span text:style-name="T89">"/tealium/droplet/OrderConfirmationDroplet"</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pageName"</text:span><text:span text:style-name="T72"> </text:span><text:span text:style-name="T84">value</text:span><text:span text:style-name="T50">=</text:span><text:span text:style-name="T89">"</text:span><text:span text:style-name="T89">orderConfirmation</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language"</text:span><text:span text:style-name="T72"> </text:span><text:span text:style-name="T84">value</text:span><text:span text:style-name="T50">=</text:span><text:span text:style-name="T89">"</text:span><text:span text:style-name="T89">en_US</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currency"</text:span><text:span text:style-name="T72"> </text:span><text:span text:style-name="T84">value</text:span><text:span text:style-name="T50">=</text:span><text:span text:style-name="T89">"USD"</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order"</text:span><text:span text:style-name="T72"> </text:span><text:span text:style-name="T84">bean</text:span><text:span text:style-name="T50">=</text:span><text:span text:style-name="T89">"/atg/commerce/ShoppingCart.current"</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userEmail"</text:span><text:span text:style-name="T72"> </text:span><text:span text:style-name="T84">value</text:span><text:span text:style-name="T50">=</text:span><text:span text:style-name="T89">"</text:span><text:span text:style-name="T50">${userEmail}</text:span><text:span text:style-name="T89">"</text:span><text:span text:style-name="T76">/&gt;</text:span></text:p>
      <text:p text:style-name="P17"><text:span text:style-name="T50"><text:tab/></text:span><text:span text:style-name="T76">&lt;/</text:span><text:span text:style-name="T79">dsp:droplet</text:span><text:span text:style-name="T76">&gt;</text:span></text:p>
      <text:p text:style-name="P47"><text:soft-page-break/></text:p>
      <text:p text:style-name="P21">Generates flowing tags</text:p>
      <text:p text:style-name="P21"/>
      <text:p text:style-name="P24">&lt;script type='text/javascript'&gt;<text:line-break/><text:tab/>var utag_data = <text:line-break/>{<text:line-break/><text:tab/>"order_total":"560.0",<text:line-break/><text:tab/>"order_currency":"USD",<text:line-break/><text:tab/>"order_shipping":"10.0",<text:line-break/><text:tab/>"product_id":["TP0","TP0"],<text:line-break/><text:tab/>"order_payment_type":"Debit card",<text:line-break/><text:tab/>"product_name":["TestSKU0","TestSKU1"],<text:line-break/><text:tab/>"product_quantity":["1","2"],<text:line-break/><text:tab/>"customer_email":"test@example.com",<text:line-break/><text:tab/>"site_region":"en",<text:line-break/><text:tab/>"order_id":"TSTORD1",<text:line-break/><text:tab/>"order_subtotal":"610.0",<text:line-break/><text:tab/>"order_tax":"100.0",<text:line-break/><text:tab/>"product_category":["TestCat","TestCat"],<text:line-break/><text:tab/>"product_unit_price":["100.0","200.0"],<text:line-break/><text:tab/>"product_sku":["TSKU0","TSKU1"],<text:line-break/><text:tab/>"site_currency":"USD",<text:line-break/><text:tab/>"product_brand":["TestBrand","TestBrand"],<text:line-break/><text:tab/>"page_type":"checkout",<text:line-break/><text:tab/>"page_name":"Order Confirmation",<text:line-break/><text:tab/>"product_list_price":["100.0","400.0"],<text:line-break/><text:tab/>"order_discount":"100.0",<text:line-break/><text:tab/>"product_discount":["0.0","50.0"],<text:line-break/><text:tab/>"customer_id":"testuser"<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29"/>
      <text:h text:style-name="Heading_20_3" text:outline-level="3"><text:bookmark-start text:name="__RefHeading__3044_1541385526"/>/tealium/droplet/SearchResultsDroplet<text:bookmark-end text:name="__RefHeading__3044_1541385526"/></text:h>
      <text:p text:style-name="P5"/>
      <text:p text:style-name="P14">Generates Tealium tags for the search results page</text:p>
      <text:p text:style-name="P14"/>
      <text:p text:style-name="Heading_20_4"><text:bookmark-start text:name="__RefHeading__1598_3067629391111"/><text:span text:style-name="T4">P</text:span><text:span text:style-name="T4">arameters</text:span><text:bookmark-end text:name="__RefHeading__1598_3067629391111"/></text:p>
      <text:list xml:id="list334340738" text:continue-numbering="true" text:style-name="L4">
        <text:list-item>
          <text:p text:style-name="P66"><text:span text:style-name="T97">pageName</text:span> – string, name of the page, required</text:p>
        </text:list-item>
        <text:list-item>
          <text:p text:style-name="P66"><text:span text:style-name="T97">language</text:span> – string current site locale, required</text:p>
        </text:list-item>
        <text:list-item>
          <text:p text:style-name="P67"><text:span text:style-name="T97">currency</text:span> – string, current site currency, required</text:p>
        </text:list-item>
        <text:list-item>
          <text:p text:style-name="P67"><text:span text:style-name="T97">s</text:span><text:span text:style-name="T3">earchKeyWord</text:span> - <text:s/>string, keyword used for searching</text:p>
        </text:list-item>
      </text:list>
      <text:list xml:id="list1058719575480197346" text:style-name="L5">
        <text:list-item>
          <text:p text:style-name="P55"><text:span text:style-name="T3">totalResultsNumber</text:span> – string, with digital value - total number of search results</text:p>
        </text:list-item>
      </text:list>
      <text:p text:style-name="P33"/>
      <text:p text:style-name="P34">Example</text:p>
      <text:p text:style-name="P10"><text:span text:style-name="T51"><text:tab/></text:span><text:span text:style-name="T77">&lt;</text:span><text:span text:style-name="T80">dsp:droplet</text:span><text:span text:style-name="T32"> </text:span><text:span text:style-name="T85">name</text:span><text:span text:style-name="T51">=</text:span><text:span text:style-name="T91">"/tealium/droplet/SearchResultsDroplet"</text:span><text:span text:style-name="T77">&gt;</text:span></text:p>
      <text:p text:style-name="P10"><text:span text:style-name="T77"><text:tab/></text:span><text:span text:style-name="T50"><text:tab/></text:span><text:span text:style-name="T76">&lt;</text:span><text:span text:style-name="T79">dsp:param</text:span><text:span text:style-name="T72"> </text:span><text:span text:style-name="T84">name</text:span><text:span text:style-name="T50">=</text:span><text:span text:style-name="T89">"pageName"</text:span><text:span text:style-name="T72"> </text:span><text:span text:style-name="T84">value</text:span><text:span text:style-name="T50">=</text:span><text:span text:style-name="T89">"Search Result</text:span><text:span text:style-name="T89">s</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language"</text:span><text:span text:style-name="T72"> </text:span><text:span text:style-name="T84">value</text:span><text:span text:style-name="T50">=</text:span><text:span text:style-name="T89">"</text:span><text:span text:style-name="T89">en_US</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currency"</text:span><text:span text:style-name="T72"> </text:span><text:span text:style-name="T84">value</text:span><text:span text:style-name="T50">=</text:span><text:span text:style-name="T89">"USD"</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searchKeyWord"</text:span><text:span text:style-name="T72"> </text:span><text:span text:style-name="T84">param</text:span><text:span text:style-name="T50">=</text:span><text:span text:style-name="T89">"question"</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totalResultsNumber"</text:span><text:span text:style-name="T72"> </text:span><text:span text:style-name="T84">param</text:span><text:span text:style-name="T50">=</text:span><text:span text:style-name="T89">"</text:span><text:span text:style-name="T89">resultsCount</text:span><text:span text:style-name="T89">"</text:span><text:span text:style-name="T76">/&gt;</text:span></text:p>
      <text:p text:style-name="P17"><text:span text:style-name="T50"><text:tab/></text:span><text:span text:style-name="T76">&lt;/</text:span><text:span text:style-name="T79">dsp:droplet</text:span><text:span text:style-name="T76">&gt;</text:span></text:p>
      <text:p text:style-name="P34"/>
      <text:p text:style-name="P21">Generates flowing tags</text:p>
      <text:p text:style-name="P24">&lt;script type='text/javascript'&gt;<text:line-break/><text:tab/>var utag_data = <text:line-break/>{<text:line-break/><text:tab/>"site_currency":"USD",<text:line-break/><text:tab/>"site_region":"en",<text:line-break/><text:tab/>"page_type":"search",<text:line-break/><text:tab/>"page_name":"Search Results",<text:line-break/><text:tab/>"search_results":"2",<text:line-break/><text:tab/>"search_keyword":"test"<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26"/>
      <text:h text:style-name="P80" text:outline-level="1"><text:bookmark-start text:name="__RefHeading__1602_306762939"/>Extending Tealium tags generation<text:bookmark-end text:name="__RefHeading__1602_306762939"/></text:h>
      <text:p text:style-name="P35"/>
      <text:p text:style-name="P71">If you need to extend the Tealium scripts generation, according your application specific, for example in case when your have customized catalog structure you can follow next instruction.</text:p>
      <text:p text:style-name="P77">The Tealium droplets not generates scripts them self. Generation is getting proxy to the <text:span text:style-name="T15">/</text:span><text:span text:style-name="T43">tealium</text:span><text:span text:style-name="T40">/connector/DataConverter</text:span><text:span text:style-name="T45"> component</text:span><text:span text:style-name="T17">.</text:span></text:p>
      <text:p text:style-name="P77">If you need to change some Tealium script, you should extend com.tealium.connector.DataConverter class, and fulfill the com.tealium.util.udohelpers.UDO class, and then call <text:span text:style-name="T57">getTealiumHelper().</text:span><text:span text:style-name="T58">outputFullHtml</text:span></text:p>
      <text:p text:style-name="P77">Then redefine the <text:span text:style-name="T15">/</text:span><text:span text:style-name="T43">tealium</text:span><text:span text:style-name="T40">/connector/DataConverter </text:span><text:span text:style-name="T46">with new clas</text:span><text:span text:style-name="T46">s, as any</text:span><text:span text:style-name="T46"> </text:span><text:span text:style-name="T46">any another ATG component.</text:span></text:p>
      <text:p text:style-name="P77">For example if I what to generate the default site currency and default site language instead of transferring it from JSP page each time, I need to write next code.</text:p>
      <text:p text:style-name="P31"/>
      <text:p text:style-name="P57"><text:span text:style-name="T106">package</text:span><text:span text:style-name="T48"> com.tealium.connector;</text:span></text:p>
      <text:p text:style-name="P50"/>
      <text:p text:style-name="P50"><text:span text:style-name="T106">import</text:span><text:span text:style-name="T48"> com.tealium.util.udohelpers.TealiumHelper;</text:span></text:p>
      <text:p text:style-name="P50"><text:span text:style-name="T106">import</text:span><text:span text:style-name="T48"> com.tealium.util.udohelpers.TealiumHelper.PrebuiltUDOPageTypes;</text:span></text:p>
      <text:p text:style-name="P50"><text:span text:style-name="T106">import</text:span><text:span text:style-name="T48"> com.tealium.util.udohelpers.UDO;</text:span></text:p>
      <text:p text:style-name="P50"/>
      <text:p text:style-name="P50"><text:span text:style-name="T106">public</text:span><text:span text:style-name="T48"> </text:span><text:span text:style-name="T106">class</text:span><text:span text:style-name="T48"> MyTealiumDataConverter </text:span><text:span text:style-name="T106">extends</text:span><text:span text:style-name="T48"> DataConverter {</text:span></text:p>
      <text:p text:style-name="P50"/>
      <text:p text:style-name="P50"><text:span text:style-name="T48"><text:tab/></text:span><text:span text:style-name="T106">private</text:span><text:span text:style-name="T48"> String </text:span><text:span text:style-name="T107">defaultCurrency</text:span><text:span text:style-name="T48">;</text:span></text:p>
      <text:p text:style-name="P50"/>
      <text:p text:style-name="P50"><text:span text:style-name="T48"><text:tab/></text:span><text:span text:style-name="T106">private</text:span><text:span text:style-name="T48"> String </text:span><text:span text:style-name="T107">defaultLanguage</text:span><text:span text:style-name="T48">;</text:span></text:p>
      <text:p text:style-name="P50"/>
      <text:p text:style-name="P50"><text:span text:style-name="T48"><text:tab/></text:span><text:span text:style-name="T113">@Override</text:span></text:p>
      <text:p text:style-name="P50"><text:span text:style-name="T48"><text:tab/></text:span><text:span text:style-name="T106">public</text:span><text:span text:style-name="T48"> String getGenericPageScript(String pageName, String currency, </text:span></text:p>
      <text:p text:style-name="P58">String language) {</text:p>
      <text:p text:style-name="P50"><text:span text:style-name="T48"><text:tab/><text:tab/></text:span><text:span text:style-name="T106">if</text:span><text:span text:style-name="T48"> (getConfiguration().isEnabled()) {</text:span></text:p>
      <text:p text:style-name="P50"><text:span text:style-name="T48"><text:tab/><text:tab/><text:tab/></text:span><text:span text:style-name="T106">try</text:span><text:span text:style-name="T48"> {</text:span></text:p>
      <text:p text:style-name="P50"><text:span text:style-name="T48"><text:tab/><text:tab/><text:tab/><text:tab/>UDO udo = setupUDO(PrebuiltUDOPageTypes.</text:span><text:span text:style-name="T112">HOME</text:span><text:span text:style-name="T48">, pageName,</text:span></text:p>
      <text:p text:style-name="P59">getDefaultCurrency(), getDefaultLanguage());</text:p>
      <text:p text:style-name="P49"><text:tab/><text:tab/><text:tab/><text:tab/>udo.setValue(</text:p>
      <text:p text:style-name="P61"><text:span text:style-name="T48">TealiumHelper.HomePageUDO.PredefinedUDOFields.</text:span><text:span text:style-name="T112">PAGE_TYP</text:span><text:span text:style-name="T112">E</text:span><text:span text:style-name="T48">,</text:span></text:p>
      <text:p text:style-name="P60"><text:span text:style-name="T87">"generic"</text:span><text:span text:style-name="T48">);</text:span></text:p>
      <text:p text:style-name="P50"><text:span text:style-name="T48"><text:tab/><text:tab/><text:tab/><text:tab/></text:span><text:span text:style-name="T106">return</text:span><text:span text:style-name="T48"> getTealiumHelper().outputFullHtml(udo);</text:span></text:p>
      <text:p text:style-name="P50"><text:span text:style-name="T48"><text:tab/><text:tab/><text:tab/>} </text:span><text:span text:style-name="T106">catch</text:span><text:span text:style-name="T48"> (Exception exc) {</text:span></text:p>
      <text:p text:style-name="P50"><text:span text:style-name="T48"><text:tab/><text:tab/><text:tab/><text:tab/></text:span><text:span text:style-name="T106">return</text:span><text:span text:style-name="T48"> getExceptionString(exc);</text:span></text:p>
      <text:p text:style-name="P49"><text:tab/><text:tab/><text:tab/>}</text:p>
      <text:p text:style-name="P50"><text:span text:style-name="T48"><text:tab/><text:tab/>} </text:span><text:span text:style-name="T106">else</text:span><text:span text:style-name="T48"> {</text:span></text:p>
      <text:p text:style-name="P50"><text:span text:style-name="T48"><text:tab/><text:tab/><text:tab/></text:span><text:span text:style-name="T106">return</text:span><text:span text:style-name="T48"> </text:span><text:span text:style-name="T87">""</text:span><text:span text:style-name="T48">;</text:span></text:p>
      <text:p text:style-name="P49"><text:tab/><text:tab/>}</text:p>
      <text:p text:style-name="P49"><text:tab/>}</text:p>
      <text:p text:style-name="P50"/>
      <text:p text:style-name="P50"><text:span text:style-name="T48"><text:tab/></text:span><text:span text:style-name="T106">public</text:span><text:span text:style-name="T48"> String getDefaultCurrency() {</text:span></text:p>
      <text:p text:style-name="P50"><text:span text:style-name="T48"><text:tab/><text:tab/></text:span><text:span text:style-name="T106">return</text:span><text:span text:style-name="T48"> </text:span><text:span text:style-name="T107">defaultCurrency</text:span><text:span text:style-name="T48">;</text:span></text:p>
      <text:p text:style-name="P49"><text:tab/>}</text:p>
      <text:p text:style-name="P50"/>
      <text:p text:style-name="P50"><text:span text:style-name="T48"><text:tab/></text:span><text:span text:style-name="T106">public</text:span><text:span text:style-name="T48"> </text:span><text:span text:style-name="T106">void</text:span><text:span text:style-name="T48"> setDefaultCurrency(String defaultCurrency) {</text:span></text:p>
      <text:p text:style-name="P50"><text:span text:style-name="T48"><text:tab/><text:tab/></text:span><text:span text:style-name="T106">this</text:span><text:span text:style-name="T48">.</text:span><text:span text:style-name="T107">defaultCurrency</text:span><text:span text:style-name="T48"> = defaultCurrency;</text:span></text:p>
      <text:p text:style-name="P49"><text:tab/>}</text:p>
      <text:p text:style-name="P50"/>
      <text:p text:style-name="P50"><text:span text:style-name="T48"><text:tab/></text:span><text:span text:style-name="T106">public</text:span><text:span text:style-name="T48"> String getDefaultLanguage() {</text:span></text:p>
      <text:p text:style-name="P50"><text:span text:style-name="T48"><text:tab/><text:tab/></text:span><text:span text:style-name="T106">return</text:span><text:span text:style-name="T48"> </text:span><text:span text:style-name="T107">defaultLanguage</text:span><text:span text:style-name="T48">;</text:span></text:p>
      <text:p text:style-name="P49"><text:tab/>}</text:p>
      <text:p text:style-name="P50"/>
      <text:p text:style-name="P50"><text:span text:style-name="T48"><text:tab/></text:span><text:span text:style-name="T106">public</text:span><text:span text:style-name="T48"> </text:span><text:span text:style-name="T106">void</text:span><text:span text:style-name="T48"> setDefaultLanguage(String defaultLanguage) {</text:span></text:p>
      <text:p text:style-name="P50"><text:span text:style-name="T48"><text:tab/><text:tab/></text:span><text:span text:style-name="T106">this</text:span><text:span text:style-name="T48">.</text:span><text:span text:style-name="T107">defaultLanguage</text:span><text:span text:style-name="T48"> = defaultLanguage;</text:span></text:p>
      <text:p text:style-name="P49"><text:tab/>}</text:p>
      <text:p text:style-name="P50"/>
      <text:p text:style-name="P49">}</text:p>
      <text:p text:style-name="P78">And bean configuration property file property will looks like this:</text:p>
      <text:p text:style-name="P57"><text:span text:style-name="T7"># /</text:span><text:span text:style-name="T18">tealium</text:span><text:span text:style-name="T7">/connector/DataConverter</text:span></text:p>
      <text:p text:style-name="P50"><text:span text:style-name="T48">$class=</text:span><text:span text:style-name="T87">com.tealium.connector.MyTealiumDataConverter</text:span></text:p>
      <text:p text:style-name="P52"><text:span text:style-name="T48">d</text:span><text:span text:style-name="T48">efaultCurrency</text:span><text:span text:style-name="T48">=USD</text:span></text:p>
      <text:p text:style-name="P52"><text:span text:style-name="T48">defaultLanguage</text:span><text:span text:style-name="T48">=en_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writing-mode="page">
        <style:background-image/>
      </style:paragraph-properties>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808080" fo:font-size="14pt" fo:font-weight="bold" style:font-size-asian="14pt" style:font-weight-asian="bold" style:font-size-complex="14pt" style:font-weight-complex="bold"/>
    </style:style>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3T14:11:36.435000000</meta:creation-date>
    <meta:editing-duration>PT3H42M57S</meta:editing-duration>
    <meta:editing-cycles>73</meta:editing-cycles>
    <meta:generator>OpenOffice/4.1.1$Unix OpenOffice.org_project/411m6$Build-9775</meta:generator>
    <dc:date>2016-04-19T17:09:59</dc:date>
    <dc:creator>Ty G</dc:creator>
    <meta:document-statistic meta:table-count="0" meta:image-count="0" meta:object-count="0" meta:page-count="20" meta:paragraph-count="288" meta:word-count="1857" meta:character-count="19286"/>
  </office:meta>
</office:document-meta>
</file>